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7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419500" table:style-name="ce7">
            <text:p>2.4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041000" table:style-name="ce9">
            <text:p>15.041.000</text:p>
          </table:table-cell>
          <table:table-cell office:value-type="float" office:value="15072090" table:style-name="ce9">
            <text:p>15.072.090</text:p>
          </table:table-cell>
          <table:table-cell office:value-type="percentage" office:value="1" table:style-name="ce10">
            <text:p>100,0%</text:p>
          </table:table-cell>
          <table:table-cell office:value-type="float" office:value="7134829" table:style-name="ce8">
            <text:p>7.134.829</text:p>
          </table:table-cell>
          <table:table-cell office:value-type="float" office:value="6835120" table:style-name="ce8">
            <text:p>6.835.120</text:p>
          </table:table-cell>
          <table:table-cell office:value-type="float" office:value="1884231" table:style-name="ce8">
            <text:p>1.884.231</text:p>
          </table:table-cell>
          <table:table-cell office:value-type="date" office:date-value="2021-12-26T00:00:00" table:style-name="ce11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411825" table:style-name="ce14">
            <text:p>2.411.825</text:p>
          </table:table-cell>
          <table:table-cell office:value-type="percentage" office:value="1" table:style-name="ce15">
            <text:p>100,0%</text:p>
          </table:table-cell>
          <table:table-cell office:value-type="float" office:value="1106427" table:style-name="ce13">
            <text:p>1.106.427</text:p>
          </table:table-cell>
          <table:table-cell office:value-type="float" office:value="1061770" table:style-name="ce13">
            <text:p>1.061.770</text:p>
          </table:table-cell>
          <table:table-cell office:value-type="float" office:value="376050" table:style-name="ce13">
            <text:p>376.050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91040" table:style-name="ce7">
            <text:p>3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25965" table:style-name="ce14">
            <text:p>2.125.965</text:p>
          </table:table-cell>
          <table:table-cell office:value-type="float" office:value="2105067" table:style-name="ce14">
            <text:p>2.105.067</text:p>
          </table:table-cell>
          <table:table-cell office:value-type="percentage" office:value="0.99017011098489394" table:style-name="ce15">
            <text:p>99,0%</text:p>
          </table:table-cell>
          <table:table-cell office:value-type="float" office:value="896949" table:style-name="ce13">
            <text:p>896.949</text:p>
          </table:table-cell>
          <table:table-cell office:value-type="float" office:value="868925" table:style-name="ce13">
            <text:p>868.925</text:p>
          </table:table-cell>
          <table:table-cell office:value-type="float" office:value="413122" table:style-name="ce13">
            <text:p>413.122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72577" table:style-name="ce14">
            <text:p>1.872.577</text:p>
          </table:table-cell>
          <table:table-cell office:value-type="percentage" office:value="0.89010368984501187" table:style-name="ce15">
            <text:p>89,0%</text:p>
          </table:table-cell>
          <table:table-cell office:value-type="float" office:value="891887" table:style-name="ce13">
            <text:p>891.887</text:p>
          </table:table-cell>
          <table:table-cell office:value-type="float" office:value="862951" table:style-name="ce13">
            <text:p>862.951</text:p>
          </table:table-cell>
          <table:table-cell office:value-type="float" office:value="218813" table:style-name="ce13">
            <text:p>218.813</text:p>
          </table:table-cell>
          <table:table-cell office:value-type="date" office:date-value="2021-12-25T00:00:00" table:style-name="ce16">
            <text:p>25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96506" table:style-name="ce14">
            <text:p>3.696.506</text:p>
          </table:table-cell>
          <table:table-cell office:value-type="percentage" office:value="0.9800064688540584" table:style-name="ce15">
            <text:p>98,0%</text:p>
          </table:table-cell>
          <table:table-cell office:value-type="float" office:value="1739482" table:style-name="ce13">
            <text:p>1.739.482</text:p>
          </table:table-cell>
          <table:table-cell office:value-type="float" office:value="1660849" table:style-name="ce13">
            <text:p>1.660.849</text:p>
          </table:table-cell>
          <table:table-cell office:value-type="float" office:value="473563" table:style-name="ce13">
            <text:p>473.563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115030" table:style-name="ce14">
            <text:p>1.115.030</text:p>
          </table:table-cell>
          <table:table-cell office:value-type="percentage" office:value="0.9801556779374212" table:style-name="ce15">
            <text:p>98,0%</text:p>
          </table:table-cell>
          <table:table-cell office:value-type="float" office:value="502467" table:style-name="ce13">
            <text:p>502.467</text:p>
          </table:table-cell>
          <table:table-cell office:value-type="float" office:value="482351" table:style-name="ce13">
            <text:p>482.351</text:p>
          </table:table-cell>
          <table:table-cell office:value-type="float" office:value="175178" table:style-name="ce13">
            <text:p>175.178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22853" table:style-name="ce14">
            <text:p>4.722.853</text:p>
          </table:table-cell>
          <table:table-cell office:value-type="percentage" office:value="0.92705973940625108" table:style-name="ce15">
            <text:p>92,7%</text:p>
          </table:table-cell>
          <table:table-cell office:value-type="float" office:value="2070798" table:style-name="ce13">
            <text:p>2.070.798</text:p>
          </table:table-cell>
          <table:table-cell office:value-type="float" office:value="1991851" table:style-name="ce13">
            <text:p>1.991.851</text:p>
          </table:table-cell>
          <table:table-cell office:value-type="float" office:value="884916" table:style-name="ce13">
            <text:p>884.916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751270" table:style-name="ce7">
            <text:p>75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18850" table:style-name="ce14">
            <text:p>3.818.850</text:p>
          </table:table-cell>
          <table:table-cell office:value-type="float" office:value="3650616" table:style-name="ce14">
            <text:p>3.650.616</text:p>
          </table:table-cell>
          <table:table-cell office:value-type="percentage" office:value="0.95594642366157356" table:style-name="ce15">
            <text:p>95,6%</text:p>
          </table:table-cell>
          <table:table-cell office:value-type="float" office:value="1688698" table:style-name="ce13">
            <text:p>1.688.698</text:p>
          </table:table-cell>
          <table:table-cell office:value-type="float" office:value="1578233" table:style-name="ce13">
            <text:p>1.578.233</text:p>
          </table:table-cell>
          <table:table-cell office:value-type="float" office:value="553990" table:style-name="ce13">
            <text:p>553.990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3335828" table:style-name="ce14">
            <text:p>13.335.828</text:p>
          </table:table-cell>
          <table:table-cell office:value-type="percentage" office:value="0.9990394534278747" table:style-name="ce15">
            <text:p>99,9%</text:p>
          </table:table-cell>
          <table:table-cell office:value-type="float" office:value="6246559" table:style-name="ce13">
            <text:p>6.246.559</text:p>
          </table:table-cell>
          <table:table-cell office:value-type="float" office:value="5975994" table:style-name="ce13">
            <text:p>5.975.994</text:p>
          </table:table-cell>
          <table:table-cell office:value-type="float" office:value="1863331" table:style-name="ce13">
            <text:p>1.863.331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9120003" table:style-name="ce14">
            <text:p>9.120.003</text:p>
          </table:table-cell>
          <table:table-cell office:value-type="percentage" office:value="0.97782189173092104" table:style-name="ce15">
            <text:p>97,8%</text:p>
          </table:table-cell>
          <table:table-cell office:value-type="float" office:value="4242060" table:style-name="ce13">
            <text:p>4.242.060</text:p>
          </table:table-cell>
          <table:table-cell office:value-type="float" office:value="4054572" table:style-name="ce13">
            <text:p>4.054.572</text:p>
          </table:table-cell>
          <table:table-cell office:value-type="float" office:value="1287828" table:style-name="ce13">
            <text:p>1.287.828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45" table:style-name="ce13">
            <text:p>41.245</text:p>
          </table:table-cell>
          <table:table-cell office:value-type="float" office:value="1949848" table:style-name="ce14">
            <text:p>1.949.848</text:p>
          </table:table-cell>
          <table:table-cell office:value-type="float" office:value="2057295" table:style-name="ce14">
            <text:p>2.057.295</text:p>
          </table:table-cell>
          <table:table-cell office:value-type="percentage" office:value="1" table:style-name="ce15">
            <text:p>100,0%</text:p>
          </table:table-cell>
          <table:table-cell office:value-type="float" office:value="929773" table:style-name="ce13">
            <text:p>929.773</text:p>
          </table:table-cell>
          <table:table-cell office:value-type="float" office:value="889941" table:style-name="ce13">
            <text:p>889.941</text:p>
          </table:table-cell>
          <table:table-cell office:value-type="float" office:value="329078" table:style-name="ce13">
            <text:p>329.078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60000" table:style-name="ce7">
            <text:p>760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90679" table:style-name="ce14">
            <text:p>5.390.679</text:p>
          </table:table-cell>
          <table:table-cell office:value-type="float" office:value="5709724" table:style-name="ce14">
            <text:p>5.709.724</text:p>
          </table:table-cell>
          <table:table-cell office:value-type="percentage" office:value="1" table:style-name="ce15">
            <text:p>100,0%</text:p>
          </table:table-cell>
          <table:table-cell office:value-type="float" office:value="2380184" table:style-name="ce13">
            <text:p>2.380.184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245549" table:style-name="ce13">
            <text:p>1.245.549</text:p>
          </table:table-cell>
          <table:table-cell office:value-type="date" office:date-value="2021-12-24T00:00:00" table:style-name="ce16">
            <text:p>24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85031" table:style-name="ce14">
            <text:p>585.031</text:p>
          </table:table-cell>
          <table:table-cell office:value-type="percentage" office:value="0.98605439023773611" table:style-name="ce15">
            <text:p>98,6%</text:p>
          </table:table-cell>
          <table:table-cell office:value-type="float" office:value="267991" table:style-name="ce13">
            <text:p>267.991</text:p>
          </table:table-cell>
          <table:table-cell office:value-type="float" office:value="258027" table:style-name="ce13">
            <text:p>258.027</text:p>
          </table:table-cell>
          <table:table-cell office:value-type="float" office:value="94642" table:style-name="ce13">
            <text:p>94.642</text:p>
          </table:table-cell>
          <table:table-cell office:value-type="date" office:date-value="2021-12-24T00:00:00" table:style-name="ce16">
            <text:p>24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621149" table:style-name="ce14">
            <text:p>11.621.149</text:p>
          </table:table-cell>
          <table:table-cell office:value-type="percentage" office:value="0.96067285090335242" table:style-name="ce15">
            <text:p>96,1%</text:p>
          </table:table-cell>
          <table:table-cell office:value-type="float" office:value="5513912" table:style-name="ce13">
            <text:p>5.513.912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679723" table:style-name="ce13">
            <text:p>1.679.723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615171" table:style-name="ce14">
            <text:p>2.615.171</text:p>
          </table:table-cell>
          <table:table-cell office:value-type="percentage" office:value="1" table:style-name="ce15">
            <text:p>100,0%</text:p>
          </table:table-cell>
          <table:table-cell office:value-type="float" office:value="1243676" table:style-name="ce13">
            <text:p>1.243.676</text:p>
          </table:table-cell>
          <table:table-cell office:value-type="float" office:value="1187421" table:style-name="ce13">
            <text:p>1.187.421</text:p>
          </table:table-cell>
          <table:table-cell office:value-type="float" office:value="317337" table:style-name="ce13">
            <text:p>317.337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195940" table:style-name="ce14">
            <text:p>1.195.940</text:p>
          </table:table-cell>
          <table:table-cell office:value-type="percentage" office:value="0.97474580760845198" table:style-name="ce15">
            <text:p>97,5%</text:p>
          </table:table-cell>
          <table:table-cell office:value-type="float" office:value="547314" table:style-name="ce13">
            <text:p>547.314</text:p>
          </table:table-cell>
          <table:table-cell office:value-type="float" office:value="527193" table:style-name="ce13">
            <text:p>527.193</text:p>
          </table:table-cell>
          <table:table-cell office:value-type="float" office:value="191765" table:style-name="ce13">
            <text:p>191.765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4102768" table:style-name="ce14">
            <text:p>4.102.768</text:p>
          </table:table-cell>
          <table:table-cell office:value-type="percentage" office:value="0.97887252703205674" table:style-name="ce15">
            <text:p>97,9%</text:p>
          </table:table-cell>
          <table:table-cell office:value-type="float" office:value="1876908" table:style-name="ce13">
            <text:p>1.876.908</text:p>
          </table:table-cell>
          <table:table-cell office:value-type="float" office:value="1800132" table:style-name="ce13">
            <text:p>1.800.132</text:p>
          </table:table-cell>
          <table:table-cell office:value-type="float" office:value="667465" table:style-name="ce13">
            <text:p>667.465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2676" table:style-name="ce14">
            <text:p>132.676</text:p>
          </table:table-cell>
          <table:table-cell office:value-type="percentage" office:value="0.89509866756620005" table:style-name="ce15">
            <text:p>89,5%</text:p>
          </table:table-cell>
          <table:table-cell office:value-type="float" office:value="65591" table:style-name="ce13">
            <text:p>65.591</text:p>
          </table:table-cell>
          <table:table-cell office:value-type="float" office:value="61101" table:style-name="ce13">
            <text:p>61.101</text:p>
          </table:table-cell>
          <table:table-cell office:value-type="float" office:value="14151" table:style-name="ce13">
            <text:p>14.151</text:p>
          </table:table-cell>
          <table:table-cell office:value-type="date" office:date-value="2021-12-26T00:00:00" table:style-name="ce16">
            <text:p>26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6973" table:style-name="ce14">
            <text:p>126.973</text:p>
          </table:table-cell>
          <table:table-cell office:value-type="percentage" office:value="0.86317471108089738" table:style-name="ce15">
            <text:p>86,3%</text:p>
          </table:table-cell>
          <table:table-cell office:value-type="float" office:value="63253" table:style-name="ce13">
            <text:p>63.253</text:p>
          </table:table-cell>
          <table:table-cell office:value-type="float" office:value="58249" table:style-name="ce13">
            <text:p>58.249</text:p>
          </table:table-cell>
          <table:table-cell office:value-type="float" office:value="16450" table:style-name="ce13">
            <text:p>16.450</text:p>
          </table:table-cell>
          <table:table-cell office:value-type="date" office:date-value="2021-12-23T00:00:00" table:style-name="ce17">
            <text:p>23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84210" table:style-name="ce14">
            <text:p>184.210</text:p>
          </table:table-cell>
          <table:table-cell office:value-type="percentage" office:value="0.86794070807301238" table:style-name="ce15">
            <text:p>86,8%</text:p>
          </table:table-cell>
          <table:table-cell office:value-type="float" office:value="95292" table:style-name="ce13">
            <text:p>95.292</text:p>
          </table:table-cell>
          <table:table-cell office:value-type="float" office:value="91266" table:style-name="ce13">
            <text:p>91.266</text:p>
          </table:table-cell>
          <table:table-cell office:value-type="float" office:value="32803" table:style-name="ce13">
            <text:p>32.803</text:p>
          </table:table-cell>
          <table:table-cell office:value-type="date" office:date-value="2021-12-23T00:00:00" table:style-name="ce17">
            <text:p>23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80" table:style-name="ce7">
            <text:p>5.98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620" table:style-name="ce14">
            <text:p>10.620</text:p>
          </table:table-cell>
          <table:table-cell office:value-type="float" office:value="10562" table:style-name="ce14">
            <text:p>10.562</text:p>
          </table:table-cell>
          <table:table-cell office:value-type="percentage" office:value="0.99453860640301317" table:style-name="ce15">
            <text:p>99,5%</text:p>
          </table:table-cell>
          <table:table-cell office:value-type="float" office:value="7769" table:style-name="ce13">
            <text:p>7.769</text:p>
          </table:table-cell>
          <table:table-cell office:value-type="float" office:value="7343" table:style-name="ce13">
            <text:p>7.343</text:p>
          </table:table-cell>
          <table:table-cell office:value-type="float" office:value="109" table:style-name="ce13">
            <text:p>109</text:p>
          </table:table-cell>
          <table:table-cell office:value-type="date" office:date-value="2021-12-23T00:00:00" table:style-name="ce17">
            <text:p>23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041710" table:style-name="ce20">
            <text:p>15.041.71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25" table:style-name="ce22">
            <text:p>2.140.525</text:p>
          </table:table-cell>
          <table:table-cell office:value-type="float" office:value="86690398" table:style-name="ce23">
            <text:p>86.690.398</text:p>
          </table:table-cell>
          <table:table-cell office:value-type="float" office:value="85443894" table:style-name="ce23">
            <text:p>85.443.894</text:p>
          </table:table-cell>
          <table:table-cell office:value-type="percentage" office:value="0.98562119878605237" table:style-name="ce24">
            <text:p>98,6%</text:p>
          </table:table-cell>
          <table:table-cell office:value-type="float" office:value="39511819" table:style-name="ce23">
            <text:p>39.511.819</text:p>
          </table:table-cell>
          <table:table-cell office:value-type="float" office:value="37853370" table:style-name="ce23">
            <text:p>37.853.370</text:p>
          </table:table-cell>
          <table:table-cell office:value-type="float" office:value="12720094" table:style-name="ce23">
            <text:p>12.720.09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58860" table:style-name="ce31">
            <text:p>6.958.860</text:p>
          </table:table-cell>
          <table:table-cell office:value-type="percentage" office:value="0.93382760945923726" table:style-name="ce32">
            <text:p>93,4%</text:p>
          </table:table-cell>
          <table:table-cell office:value-type="float" office:value="6835120" table:style-name="ce31">
            <text:p>6.835.120</text:p>
          </table:table-cell>
          <table:table-cell office:value-type="percentage" office:value="0.91722261548113082" table:style-name="ce32">
            <text:p>91,7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4385" table:style-name="ce31">
            <text:p>1.084.385</text:p>
          </table:table-cell>
          <table:table-cell office:value-type="percentage" office:value="0.91498935985297869" table:style-name="ce32">
            <text:p>91,5%</text:p>
          </table:table-cell>
          <table:table-cell office:value-type="float" office:value="1061770" table:style-name="ce31">
            <text:p>1.061.770</text:p>
          </table:table-cell>
          <table:table-cell office:value-type="percentage" office:value="0.89590712948915485" table:style-name="ce32">
            <text:p>89,6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8500" table:style-name="ce31">
            <text:p>878.500</text:p>
          </table:table-cell>
          <table:table-cell office:value-type="percentage" office:value="0.9406516783431681" table:style-name="ce32">
            <text:p>94,1%</text:p>
          </table:table-cell>
          <table:table-cell office:value-type="float" office:value="868925" table:style-name="ce31">
            <text:p>868.925</text:p>
          </table:table-cell>
          <table:table-cell office:value-type="percentage" office:value="0.93039927103510234" table:style-name="ce32">
            <text:p>93,0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3144" table:style-name="ce31">
            <text:p>883.144</text:p>
          </table:table-cell>
          <table:table-cell office:value-type="percentage" office:value="0.85338888958677783" table:style-name="ce32">
            <text:p>85,3%</text:p>
          </table:table-cell>
          <table:table-cell office:value-type="float" office:value="862951" table:style-name="ce31">
            <text:p>862.951</text:p>
          </table:table-cell>
          <table:table-cell office:value-type="percentage" office:value="0.83387623723628257" table:style-name="ce32">
            <text:p>83,4%</text:p>
          </table:table-cell>
          <table:table-cell office:value-type="date" office:date-value="2021-12-25T00:00:00" table:style-name="ce33">
            <text:p>2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1022" table:style-name="ce31">
            <text:p>1.711.022</text:p>
          </table:table-cell>
          <table:table-cell office:value-type="percentage" office:value="0.87262581001176065" table:style-name="ce32">
            <text:p>87,3%</text:p>
          </table:table-cell>
          <table:table-cell office:value-type="float" office:value="1660849" table:style-name="ce31">
            <text:p>1.660.849</text:p>
          </table:table-cell>
          <table:table-cell office:value-type="percentage" office:value="0.84703744541696291" table:style-name="ce32">
            <text:p>84,7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9829" table:style-name="ce31">
            <text:p>489.829</text:p>
          </table:table-cell>
          <table:table-cell office:value-type="percentage" office:value="0.93456166158202114" table:style-name="ce32">
            <text:p>93,5%</text:p>
          </table:table-cell>
          <table:table-cell office:value-type="float" office:value="482351" table:style-name="ce31">
            <text:p>482.351</text:p>
          </table:table-cell>
          <table:table-cell office:value-type="percentage" office:value="0.92029412718673143" table:style-name="ce32">
            <text:p>92,0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0634" table:style-name="ce31">
            <text:p>2.030.634</text:p>
          </table:table-cell>
          <table:table-cell office:value-type="percentage" office:value="0.93308728350977577" table:style-name="ce32">
            <text:p>93,3%</text:p>
          </table:table-cell>
          <table:table-cell office:value-type="float" office:value="1991851" table:style-name="ce31">
            <text:p>1.991.851</text:p>
          </table:table-cell>
          <table:table-cell office:value-type="percentage" office:value="0.91526628567542467" table:style-name="ce32">
            <text:p>91,5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6066" table:style-name="ce31">
            <text:p>1.646.066</text:p>
          </table:table-cell>
          <table:table-cell office:value-type="percentage" office:value="0.91004011534821183" table:style-name="ce32">
            <text:p>91,0%</text:p>
          </table:table-cell>
          <table:table-cell office:value-type="float" office:value="1578233" table:style-name="ce31">
            <text:p>1.578.233</text:p>
          </table:table-cell>
          <table:table-cell office:value-type="percentage" office:value="0.8725381250608143" table:style-name="ce32">
            <text:p>87,3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62731" table:style-name="ce31">
            <text:p>6.162.731</text:p>
          </table:table-cell>
          <table:table-cell office:value-type="percentage" office:value="0.89726383008461996" table:style-name="ce32">
            <text:p>89,7%</text:p>
          </table:table-cell>
          <table:table-cell office:value-type="float" office:value="5975994" table:style-name="ce31">
            <text:p>5.975.994</text:p>
          </table:table-cell>
          <table:table-cell office:value-type="percentage" office:value="0.8700758259613649" table:style-name="ce32">
            <text:p>87,0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37425" table:style-name="ce31">
            <text:p>4.137.425</text:p>
          </table:table-cell>
          <table:table-cell office:value-type="percentage" office:value="0.92179186665178403" table:style-name="ce32">
            <text:p>92,2%</text:p>
          </table:table-cell>
          <table:table-cell office:value-type="float" office:value="4054572" table:style-name="ce31">
            <text:p>4.054.572</text:p>
          </table:table-cell>
          <table:table-cell office:value-type="percentage" office:value="0.90333274738612968" table:style-name="ce32">
            <text:p>90,3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5145" table:style-name="ce31">
            <text:p>905.145</text:p>
          </table:table-cell>
          <table:table-cell office:value-type="percentage" office:value="0.94934956373625101" table:style-name="ce32">
            <text:p>94,9%</text:p>
          </table:table-cell>
          <table:table-cell office:value-type="float" office:value="889941" table:style-name="ce31">
            <text:p>889.941</text:p>
          </table:table-cell>
          <table:table-cell office:value-type="percentage" office:value="0.93340304603240698" table:style-name="ce32">
            <text:p>93,3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4T00:00:00" table:style-name="ce33">
            <text:p>2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445" table:style-name="ce31">
            <text:p>264.445</text:p>
          </table:table-cell>
          <table:table-cell office:value-type="percentage" office:value="0.93124273690882842" table:style-name="ce32">
            <text:p>93,1%</text:p>
          </table:table-cell>
          <table:table-cell office:value-type="float" office:value="258027" table:style-name="ce31">
            <text:p>258.027</text:p>
          </table:table-cell>
          <table:table-cell office:value-type="percentage" office:value="0.90864175793217594" table:style-name="ce32">
            <text:p>90,9%</text:p>
          </table:table-cell>
          <table:table-cell office:value-type="date" office:date-value="2021-12-24T00:00:00" table:style-name="ce33">
            <text:p>2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8722" table:style-name="ce31">
            <text:p>1.218.722</text:p>
          </table:table-cell>
          <table:table-cell office:value-type="percentage" office:value="0.93022485434729341" table:style-name="ce32">
            <text:p>93,0%</text:p>
          </table:table-cell>
          <table:table-cell office:value-type="float" office:value="1187421" table:style-name="ce31">
            <text:p>1.187.421</text:p>
          </table:table-cell>
          <table:table-cell office:value-type="percentage" office:value="0.90633345978321356" table:style-name="ce32">
            <text:p>90,6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664" table:style-name="ce31">
            <text:p>535.664</text:p>
          </table:table-cell>
          <table:table-cell office:value-type="percentage" office:value="0.92140761050925946" table:style-name="ce32">
            <text:p>92,1%</text:p>
          </table:table-cell>
          <table:table-cell office:value-type="float" office:value="527193" table:style-name="ce31">
            <text:p>527.193</text:p>
          </table:table-cell>
          <table:table-cell office:value-type="percentage" office:value="0.90683645420862335" table:style-name="ce32">
            <text:p>90,7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2464" table:style-name="ce31">
            <text:p>1.842.464</text:p>
          </table:table-cell>
          <table:table-cell office:value-type="percentage" office:value="0.92868797137820991" table:style-name="ce32">
            <text:p>92,9%</text:p>
          </table:table-cell>
          <table:table-cell office:value-type="float" office:value="1800132" table:style-name="ce31">
            <text:p>1.800.132</text:p>
          </table:table-cell>
          <table:table-cell office:value-type="percentage" office:value="0.90735066481244675" table:style-name="ce32">
            <text:p>90,7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897" table:style-name="ce31">
            <text:p>63.897</text:p>
          </table:table-cell>
          <table:table-cell office:value-type="percentage" office:value="0.90040160642570277" table:style-name="ce32">
            <text:p>90,0%</text:p>
          </table:table-cell>
          <table:table-cell office:value-type="float" office:value="61101" table:style-name="ce31">
            <text:p>61.101</text:p>
          </table:table-cell>
          <table:table-cell office:value-type="percentage" office:value="0.86100190234622698" table:style-name="ce32">
            <text:p>86,1%</text:p>
          </table:table-cell>
          <table:table-cell office:value-type="date" office:date-value="2021-12-26T00:00:00" table:style-name="ce33">
            <text:p>2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030" table:style-name="ce31">
            <text:p>61.030</text:p>
          </table:table-cell>
          <table:table-cell office:value-type="percentage" office:value="0.86046216532491149" table:style-name="ce32">
            <text:p>86,0%</text:p>
          </table:table-cell>
          <table:table-cell office:value-type="float" office:value="58249" table:style-name="ce31">
            <text:p>58.249</text:p>
          </table:table-cell>
          <table:table-cell office:value-type="percentage" office:value="0.82125283742439414" table:style-name="ce32">
            <text:p>82,1%</text:p>
          </table:table-cell>
          <table:table-cell office:value-type="date" office:date-value="2021-12-23T00:00:00" table:style-name="ce33">
            <text:p>2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92" table:style-name="ce31">
            <text:p>95.292</text:p>
          </table:table-cell>
          <table:table-cell office:value-type="string" table:style-name="ce32">
            <text:p>-</text:p>
          </table:table-cell>
          <table:table-cell office:value-type="float" office:value="91266" table:style-name="ce31">
            <text:p>91.266</text:p>
          </table:table-cell>
          <table:table-cell office:value-type="string" table:style-name="ce32">
            <text:p>-</text:p>
          </table:table-cell>
          <table:table-cell office:value-type="date" office:date-value="2021-12-23T00:00:00" table:style-name="ce33">
            <text:p>2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769" table:style-name="ce31">
            <text:p>7.769</text:p>
          </table:table-cell>
          <table:table-cell office:value-type="string" table:style-name="ce32">
            <text:p>-</text:p>
          </table:table-cell>
          <table:table-cell office:value-type="float" office:value="7343" table:style-name="ce31">
            <text:p>7.343</text:p>
          </table:table-cell>
          <table:table-cell office:value-type="string" table:style-name="ce32">
            <text:p>-</text:p>
          </table:table-cell>
          <table:table-cell office:value-type="date" office:date-value="2021-12-23T00:00:00" table:style-name="ce33">
            <text:p>2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732476" table:style-name="ce34">
            <text:p>38.732.476</text:p>
          </table:table-cell>
          <table:table-cell office:value-type="percentage" office:value="0.9195782309362287" table:style-name="ce24">
            <text:p>92,0%</text:p>
          </table:table-cell>
          <table:table-cell office:value-type="float" office:value="37853370" table:style-name="ce34">
            <text:p>37.853.370</text:p>
          </table:table-cell>
          <table:table-cell office:value-type="percentage" office:value="0.89870668272212983" table:style-name="ce24">
            <text:p>89,9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800" table:style-name="ce43">
            <text:p>434.800</text:p>
          </table:table-cell>
          <table:table-cell office:value-type="percentage" office:value="1" table:style-name="ce44">
            <text:p>100,0%</text:p>
          </table:table-cell>
          <table:table-cell office:value-type="float" office:value="655463" table:style-name="ce43">
            <text:p>655.463</text:p>
          </table:table-cell>
          <table:table-cell office:value-type="percentage" office:value="1" table:style-name="ce44">
            <text:p>100,0%</text:p>
          </table:table-cell>
          <table:table-cell office:value-type="float" office:value="934511" table:style-name="ce43">
            <text:p>934.511</text:p>
          </table:table-cell>
          <table:table-cell office:value-type="percentage" office:value="1" table:style-name="ce44">
            <text:p>100,0%</text:p>
          </table:table-cell>
          <table:table-cell office:value-type="float" office:value="1224133" table:style-name="ce43">
            <text:p>1.224.133</text:p>
          </table:table-cell>
          <table:table-cell office:value-type="percentage" office:value="0.96767800692636718" table:style-name="ce44">
            <text:p>96,8%</text:p>
          </table:table-cell>
          <table:table-cell office:value-type="float" office:value="1267001" table:style-name="ce43">
            <text:p>1.267.001</text:p>
          </table:table-cell>
          <table:table-cell office:value-type="percentage" office:value="0.91472687446665035" table:style-name="ce44">
            <text:p>91,5%</text:p>
          </table:table-cell>
          <table:table-cell office:value-type="float" office:value="953088" table:style-name="ce43">
            <text:p>953.088</text:p>
          </table:table-cell>
          <table:table-cell office:value-type="percentage" office:value="0.83588299420198087" table:style-name="ce44">
            <text:p>83,6%</text:p>
          </table:table-cell>
          <table:table-cell office:value-type="float" office:value="794180" table:style-name="ce43">
            <text:p>794.180</text:p>
          </table:table-cell>
          <table:table-cell office:value-type="percentage" office:value="0.85517814685917093" table:style-name="ce44">
            <text:p>85,5%</text:p>
          </table:table-cell>
          <table:table-cell office:value-type="float" office:value="695684" table:style-name="ce43">
            <text:p>695.684</text:p>
          </table:table-cell>
          <table:table-cell office:value-type="percentage" office:value="0.92399725331282612" table:style-name="ce44">
            <text:p>92,4%</text:p>
          </table:table-cell>
          <table:table-cell office:value-type="float" office:value="6958860" table:style-name="ce43">
            <text:p>6.958.86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382760945923726" table:style-name="ce44">
            <text:p>93,4%</text:p>
          </table:table-cell>
          <table:table-cell office:value-type="percentage" office:value="0.82213162853268817" table:style-name="ce44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60" table:style-name="ce46">
            <text:p>101.560</text:p>
          </table:table-cell>
          <table:table-cell office:value-type="percentage" office:value="1" table:style-name="ce47">
            <text:p>100,0%</text:p>
          </table:table-cell>
          <table:table-cell office:value-type="float" office:value="119653" table:style-name="ce46">
            <text:p>119.653</text:p>
          </table:table-cell>
          <table:table-cell office:value-type="percentage" office:value="1" table:style-name="ce47">
            <text:p>100,0%</text:p>
          </table:table-cell>
          <table:table-cell office:value-type="float" office:value="155498" table:style-name="ce46">
            <text:p>155.498</text:p>
          </table:table-cell>
          <table:table-cell office:value-type="percentage" office:value="0.99444256141001619" table:style-name="ce47">
            <text:p>99,4%</text:p>
          </table:table-cell>
          <table:table-cell office:value-type="float" office:value="187564" table:style-name="ce46">
            <text:p>187.564</text:p>
          </table:table-cell>
          <table:table-cell office:value-type="percentage" office:value="0.94602201083393023" table:style-name="ce47">
            <text:p>94,6%</text:p>
          </table:table-cell>
          <table:table-cell office:value-type="float" office:value="190718" table:style-name="ce46">
            <text:p>190.718</text:p>
          </table:table-cell>
          <table:table-cell office:value-type="percentage" office:value="0.88729570165113547" table:style-name="ce47">
            <text:p>88,7%</text:p>
          </table:table-cell>
          <table:table-cell office:value-type="float" office:value="129761" table:style-name="ce46">
            <text:p>129.761</text:p>
          </table:table-cell>
          <table:table-cell office:value-type="percentage" office:value="0.7898481915683625" table:style-name="ce47">
            <text:p>79,0%</text:p>
          </table:table-cell>
          <table:table-cell office:value-type="float" office:value="108349" table:style-name="ce46">
            <text:p>108.349</text:p>
          </table:table-cell>
          <table:table-cell office:value-type="percentage" office:value="0.83089086740132356" table:style-name="ce47">
            <text:p>83,1%</text:p>
          </table:table-cell>
          <table:table-cell office:value-type="float" office:value="91282" table:style-name="ce46">
            <text:p>91.282</text:p>
          </table:table-cell>
          <table:table-cell office:value-type="percentage" office:value="0.88529614291671921" table:style-name="ce47">
            <text:p>88,5%</text:p>
          </table:table-cell>
          <table:table-cell office:value-type="float" office:value="1084385" table:style-name="ce46">
            <text:p>1.084.38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498935985297869" table:style-name="ce47">
            <text:p>91,5%</text:p>
          </table:table-cell>
          <table:table-cell office:value-type="percentage" office:value="0.81570057266823681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95" table:style-name="ce46">
            <text:p>89.095</text:p>
          </table:table-cell>
          <table:table-cell office:value-type="percentage" office:value="1" table:style-name="ce47">
            <text:p>100,0%</text:p>
          </table:table-cell>
          <table:table-cell office:value-type="float" office:value="114559" table:style-name="ce46">
            <text:p>114.559</text:p>
          </table:table-cell>
          <table:table-cell office:value-type="percentage" office:value="1" table:style-name="ce47">
            <text:p>100,0%</text:p>
          </table:table-cell>
          <table:table-cell office:value-type="float" office:value="148652" table:style-name="ce46">
            <text:p>148.652</text:p>
          </table:table-cell>
          <table:table-cell office:value-type="percentage" office:value="0.99331783070055868" table:style-name="ce47">
            <text:p>99,3%</text:p>
          </table:table-cell>
          <table:table-cell office:value-type="float" office:value="153748" table:style-name="ce46">
            <text:p>153.748</text:p>
          </table:table-cell>
          <table:table-cell office:value-type="percentage" office:value="0.94529804174736387" table:style-name="ce47">
            <text:p>94,5%</text:p>
          </table:table-cell>
          <table:table-cell office:value-type="float" office:value="151534" table:style-name="ce46">
            <text:p>151.534</text:p>
          </table:table-cell>
          <table:table-cell office:value-type="percentage" office:value="0.90742725742995212" table:style-name="ce47">
            <text:p>90,7%</text:p>
          </table:table-cell>
          <table:table-cell office:value-type="float" office:value="92045" table:style-name="ce46">
            <text:p>92.045</text:p>
          </table:table-cell>
          <table:table-cell office:value-type="percentage" office:value="0.80423063144926654" table:style-name="ce47">
            <text:p>80,4%</text:p>
          </table:table-cell>
          <table:table-cell office:value-type="float" office:value="67659" table:style-name="ce46">
            <text:p>67.659</text:p>
          </table:table-cell>
          <table:table-cell office:value-type="percentage" office:value="0.85524136972102494" table:style-name="ce47">
            <text:p>85,5%</text:p>
          </table:table-cell>
          <table:table-cell office:value-type="float" office:value="61208" table:style-name="ce46">
            <text:p>61.208</text:p>
          </table:table-cell>
          <table:table-cell office:value-type="percentage" office:value="0.95637499999999998" table:style-name="ce47">
            <text:p>95,6%</text:p>
          </table:table-cell>
          <table:table-cell office:value-type="float" office:value="878500" table:style-name="ce46">
            <text:p>878.50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06516783431681" table:style-name="ce47">
            <text:p>94,1%</text:p>
          </table:table-cell>
          <table:table-cell office:value-type="percentage" office:value="0.86230250965857336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16" table:style-name="ce46">
            <text:p>51.716</text:p>
          </table:table-cell>
          <table:table-cell office:value-type="percentage" office:value="1" table:style-name="ce47">
            <text:p>100,0%</text:p>
          </table:table-cell>
          <table:table-cell office:value-type="float" office:value="79704" table:style-name="ce46">
            <text:p>79.704</text:p>
          </table:table-cell>
          <table:table-cell office:value-type="percentage" office:value="0.989915047940782" table:style-name="ce47">
            <text:p>99,0%</text:p>
          </table:table-cell>
          <table:table-cell office:value-type="float" office:value="111613" table:style-name="ce46">
            <text:p>111.613</text:p>
          </table:table-cell>
          <table:table-cell office:value-type="percentage" office:value="0.95207752215710861" table:style-name="ce47">
            <text:p>95,2%</text:p>
          </table:table-cell>
          <table:table-cell office:value-type="float" office:value="152592" table:style-name="ce46">
            <text:p>152.592</text:p>
          </table:table-cell>
          <table:table-cell office:value-type="percentage" office:value="0.92035440930776791" table:style-name="ce47">
            <text:p>92,0%</text:p>
          </table:table-cell>
          <table:table-cell office:value-type="float" office:value="172201" table:style-name="ce46">
            <text:p>172.201</text:p>
          </table:table-cell>
          <table:table-cell office:value-type="percentage" office:value="0.83522980812137437" table:style-name="ce47">
            <text:p>83,5%</text:p>
          </table:table-cell>
          <table:table-cell office:value-type="float" office:value="133146" table:style-name="ce46">
            <text:p>133.146</text:p>
          </table:table-cell>
          <table:table-cell office:value-type="percentage" office:value="0.73082053055377172" table:style-name="ce47">
            <text:p>73,1%</text:p>
          </table:table-cell>
          <table:table-cell office:value-type="float" office:value="102827" table:style-name="ce46">
            <text:p>102.827</text:p>
          </table:table-cell>
          <table:table-cell office:value-type="percentage" office:value="0.74543648779922" table:style-name="ce47">
            <text:p>74,5%</text:p>
          </table:table-cell>
          <table:table-cell office:value-type="float" office:value="79345" table:style-name="ce46">
            <text:p>79.345</text:p>
          </table:table-cell>
          <table:table-cell office:value-type="percentage" office:value="0.83101173020527863" table:style-name="ce47">
            <text:p>83,1%</text:p>
          </table:table-cell>
          <table:table-cell office:value-type="float" office:value="883144" table:style-name="ce46">
            <text:p>883.14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338888958677783" table:style-name="ce47">
            <text:p>85,3%</text:p>
          </table:table-cell>
          <table:table-cell office:value-type="percentage" office:value="0.75382977833506748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112" table:style-name="ce46">
            <text:p>94.112</text:p>
          </table:table-cell>
          <table:table-cell office:value-type="percentage" office:value="1" table:style-name="ce47">
            <text:p>100,0%</text:p>
          </table:table-cell>
          <table:table-cell office:value-type="float" office:value="154484" table:style-name="ce46">
            <text:p>154.484</text:p>
          </table:table-cell>
          <table:table-cell office:value-type="percentage" office:value="0.99969585390633597" table:style-name="ce47">
            <text:p>100,0%</text:p>
          </table:table-cell>
          <table:table-cell office:value-type="float" office:value="227451" table:style-name="ce46">
            <text:p>227.451</text:p>
          </table:table-cell>
          <table:table-cell office:value-type="percentage" office:value="0.96749783063651673" table:style-name="ce47">
            <text:p>96,7%</text:p>
          </table:table-cell>
          <table:table-cell office:value-type="float" office:value="323353" table:style-name="ce46">
            <text:p>323.353</text:p>
          </table:table-cell>
          <table:table-cell office:value-type="percentage" office:value="0.92251620486602459" table:style-name="ce47">
            <text:p>92,3%</text:p>
          </table:table-cell>
          <table:table-cell office:value-type="float" office:value="321765" table:style-name="ce46">
            <text:p>321.765</text:p>
          </table:table-cell>
          <table:table-cell office:value-type="percentage" office:value="0.82945370742722802" table:style-name="ce47">
            <text:p>82,9%</text:p>
          </table:table-cell>
          <table:table-cell office:value-type="float" office:value="234996" table:style-name="ce46">
            <text:p>234.996</text:p>
          </table:table-cell>
          <table:table-cell office:value-type="percentage" office:value="0.75577453736162659" table:style-name="ce47">
            <text:p>75,6%</text:p>
          </table:table-cell>
          <table:table-cell office:value-type="float" office:value="194626" table:style-name="ce46">
            <text:p>194.626</text:p>
          </table:table-cell>
          <table:table-cell office:value-type="percentage" office:value="0.7730984953207175" table:style-name="ce47">
            <text:p>77,3%</text:p>
          </table:table-cell>
          <table:table-cell office:value-type="float" office:value="160235" table:style-name="ce46">
            <text:p>160.235</text:p>
          </table:table-cell>
          <table:table-cell office:value-type="percentage" office:value="0.89119951945805542" table:style-name="ce47">
            <text:p>89,1%</text:p>
          </table:table-cell>
          <table:table-cell office:value-type="float" office:value="1711022" table:style-name="ce46">
            <text:p>1.711.02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262581001176065" table:style-name="ce47">
            <text:p>87,3%</text:p>
          </table:table-cell>
          <table:table-cell office:value-type="percentage" office:value="0.78633260292506457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11" table:style-name="ce46">
            <text:p>42.511</text:p>
          </table:table-cell>
          <table:table-cell office:value-type="percentage" office:value="1" table:style-name="ce47">
            <text:p>100,0%</text:p>
          </table:table-cell>
          <table:table-cell office:value-type="float" office:value="56131" table:style-name="ce46">
            <text:p>56.131</text:p>
          </table:table-cell>
          <table:table-cell office:value-type="percentage" office:value="1" table:style-name="ce47">
            <text:p>100,0%</text:p>
          </table:table-cell>
          <table:table-cell office:value-type="float" office:value="77064" table:style-name="ce46">
            <text:p>77.064</text:p>
          </table:table-cell>
          <table:table-cell office:value-type="percentage" office:value="0.99636692740319344" table:style-name="ce47">
            <text:p>99,6%</text:p>
          </table:table-cell>
          <table:table-cell office:value-type="float" office:value="84888" table:style-name="ce46">
            <text:p>84.888</text:p>
          </table:table-cell>
          <table:table-cell office:value-type="percentage" office:value="0.943577430972389" table:style-name="ce47">
            <text:p>94,4%</text:p>
          </table:table-cell>
          <table:table-cell office:value-type="float" office:value="88989" table:style-name="ce46">
            <text:p>88.989</text:p>
          </table:table-cell>
          <table:table-cell office:value-type="percentage" office:value="0.9101964835479549" table:style-name="ce47">
            <text:p>91,0%</text:p>
          </table:table-cell>
          <table:table-cell office:value-type="float" office:value="56154" table:style-name="ce46">
            <text:p>56.154</text:p>
          </table:table-cell>
          <table:table-cell office:value-type="percentage" office:value="0.79681580179643263" table:style-name="ce47">
            <text:p>79,7%</text:p>
          </table:table-cell>
          <table:table-cell office:value-type="float" office:value="42739" table:style-name="ce46">
            <text:p>42.739</text:p>
          </table:table-cell>
          <table:table-cell office:value-type="percentage" office:value="0.84623304623304618" table:style-name="ce47">
            <text:p>84,6%</text:p>
          </table:table-cell>
          <table:table-cell office:value-type="float" office:value="41353" table:style-name="ce46">
            <text:p>41.353</text:p>
          </table:table-cell>
          <table:table-cell office:value-type="percentage" office:value="0.94063189500261579" table:style-name="ce47">
            <text:p>94,1%</text:p>
          </table:table-cell>
          <table:table-cell office:value-type="float" office:value="489829" table:style-name="ce46">
            <text:p>489.82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456166158202114" table:style-name="ce47">
            <text:p>93,5%</text:p>
          </table:table-cell>
          <table:table-cell office:value-type="percentage" office:value="0.8403238949743097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74" table:style-name="ce46">
            <text:p>229.874</text:p>
          </table:table-cell>
          <table:table-cell office:value-type="percentage" office:value="1" table:style-name="ce47">
            <text:p>100,0%</text:p>
          </table:table-cell>
          <table:table-cell office:value-type="float" office:value="252125" table:style-name="ce46">
            <text:p>252.125</text:p>
          </table:table-cell>
          <table:table-cell office:value-type="percentage" office:value="1" table:style-name="ce47">
            <text:p>100,0%</text:p>
          </table:table-cell>
          <table:table-cell office:value-type="float" office:value="323934" table:style-name="ce46">
            <text:p>323.934</text:p>
          </table:table-cell>
          <table:table-cell office:value-type="percentage" office:value="1" table:style-name="ce47">
            <text:p>100,0%</text:p>
          </table:table-cell>
          <table:table-cell office:value-type="float" office:value="355451" table:style-name="ce46">
            <text:p>355.451</text:p>
          </table:table-cell>
          <table:table-cell office:value-type="percentage" office:value="0.93251393716796749" table:style-name="ce47">
            <text:p>93,3%</text:p>
          </table:table-cell>
          <table:table-cell office:value-type="float" office:value="323922" table:style-name="ce46">
            <text:p>323.922</text:p>
          </table:table-cell>
          <table:table-cell office:value-type="percentage" office:value="0.89159796864893137" table:style-name="ce47">
            <text:p>89,2%</text:p>
          </table:table-cell>
          <table:table-cell office:value-type="float" office:value="216720" table:style-name="ce46">
            <text:p>216.720</text:p>
          </table:table-cell>
          <table:table-cell office:value-type="percentage" office:value="0.80931201756646243" table:style-name="ce47">
            <text:p>80,9%</text:p>
          </table:table-cell>
          <table:table-cell office:value-type="float" office:value="178361" table:style-name="ce46">
            <text:p>178.361</text:p>
          </table:table-cell>
          <table:table-cell office:value-type="percentage" office:value="0.84528875956133953" table:style-name="ce47">
            <text:p>84,5%</text:p>
          </table:table-cell>
          <table:table-cell office:value-type="float" office:value="150247" table:style-name="ce46">
            <text:p>150.247</text:p>
          </table:table-cell>
          <table:table-cell office:value-type="percentage" office:value="0.90870438243156604" table:style-name="ce47">
            <text:p>90,9%</text:p>
          </table:table-cell>
          <table:table-cell office:value-type="float" office:value="2030634" table:style-name="ce46">
            <text:p>2.030.63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308728350977577" table:style-name="ce47">
            <text:p>93,3%</text:p>
          </table:table-cell>
          <table:table-cell office:value-type="percentage" office:value="0.84789291324379368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48" table:style-name="ce46">
            <text:p>139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59669" table:style-name="ce46">
            <text:p>159.669</text:p>
          </table:table-cell>
          <table:table-cell office:value-type="percentage" office:value="1" table:style-name="ce47">
            <text:p>100,0%</text:p>
          </table:table-cell>
          <table:table-cell office:value-type="float" office:value="225231" table:style-name="ce46">
            <text:p>225.231</text:p>
          </table:table-cell>
          <table:table-cell office:value-type="percentage" office:value="1" table:style-name="ce47">
            <text:p>100,0%</text:p>
          </table:table-cell>
          <table:table-cell office:value-type="float" office:value="288702" table:style-name="ce46">
            <text:p>288.702</text:p>
          </table:table-cell>
          <table:table-cell office:value-type="percentage" office:value="0.9389354685538478" table:style-name="ce47">
            <text:p>93,9%</text:p>
          </table:table-cell>
          <table:table-cell office:value-type="float" office:value="290200" table:style-name="ce46">
            <text:p>290.200</text:p>
          </table:table-cell>
          <table:table-cell office:value-type="percentage" office:value="0.87778466750351625" table:style-name="ce47">
            <text:p>87,8%</text:p>
          </table:table-cell>
          <table:table-cell office:value-type="float" office:value="209851" table:style-name="ce46">
            <text:p>209.851</text:p>
          </table:table-cell>
          <table:table-cell office:value-type="percentage" office:value="0.78920726134914876" table:style-name="ce47">
            <text:p>78,9%</text:p>
          </table:table-cell>
          <table:table-cell office:value-type="float" office:value="177938" table:style-name="ce46">
            <text:p>177.938</text:p>
          </table:table-cell>
          <table:table-cell office:value-type="percentage" office:value="0.81589626253502012" table:style-name="ce47">
            <text:p>81,6%</text:p>
          </table:table-cell>
          <table:table-cell office:value-type="float" office:value="155227" table:style-name="ce46">
            <text:p>155.227</text:p>
          </table:table-cell>
          <table:table-cell office:value-type="percentage" office:value="0.89225277630883126" table:style-name="ce47">
            <text:p>89,2%</text:p>
          </table:table-cell>
          <table:table-cell office:value-type="float" office:value="1646066" table:style-name="ce46">
            <text:p>1.646.06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004011534821183" table:style-name="ce47">
            <text:p>91,0%</text:p>
          </table:table-cell>
          <table:table-cell office:value-type="percentage" office:value="0.80483527208062111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378" table:style-name="ce46">
            <text:p>460.378</text:p>
          </table:table-cell>
          <table:table-cell office:value-type="percentage" office:value="1" table:style-name="ce47">
            <text:p>100,0%</text:p>
          </table:table-cell>
          <table:table-cell office:value-type="float" office:value="621015" table:style-name="ce46">
            <text:p>621.015</text:p>
          </table:table-cell>
          <table:table-cell office:value-type="percentage" office:value="0.97752686953400958" table:style-name="ce47">
            <text:p>97,8%</text:p>
          </table:table-cell>
          <table:table-cell office:value-type="float" office:value="807321" table:style-name="ce46">
            <text:p>807.321</text:p>
          </table:table-cell>
          <table:table-cell office:value-type="percentage" office:value="0.96386869854247459" table:style-name="ce47">
            <text:p>96,4%</text:p>
          </table:table-cell>
          <table:table-cell office:value-type="float" office:value="1039918" table:style-name="ce46">
            <text:p>1.039.918</text:p>
          </table:table-cell>
          <table:table-cell office:value-type="percentage" office:value="0.95249775595816011" table:style-name="ce47">
            <text:p>95,2%</text:p>
          </table:table-cell>
          <table:table-cell office:value-type="float" office:value="1157451" table:style-name="ce46">
            <text:p>1.157.451</text:p>
          </table:table-cell>
          <table:table-cell office:value-type="percentage" office:value="0.87901773678474737" table:style-name="ce47">
            <text:p>87,9%</text:p>
          </table:table-cell>
          <table:table-cell office:value-type="float" office:value="820080" table:style-name="ce46">
            <text:p>820.080</text:p>
          </table:table-cell>
          <table:table-cell office:value-type="percentage" office:value="0.78502697549040257" table:style-name="ce47">
            <text:p>78,5%</text:p>
          </table:table-cell>
          <table:table-cell office:value-type="float" office:value="685815" table:style-name="ce46">
            <text:p>685.815</text:p>
          </table:table-cell>
          <table:table-cell office:value-type="percentage" office:value="0.8174828800801015" table:style-name="ce47">
            <text:p>81,7%</text:p>
          </table:table-cell>
          <table:table-cell office:value-type="float" office:value="570753" table:style-name="ce46">
            <text:p>570.753</text:p>
          </table:table-cell>
          <table:table-cell office:value-type="percentage" office:value="0.86983019540786932" table:style-name="ce47">
            <text:p>87,0%</text:p>
          </table:table-cell>
          <table:table-cell office:value-type="float" office:value="6162731" table:style-name="ce46">
            <text:p>6.162.73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726383008461996" table:style-name="ce47">
            <text:p>89,7%</text:p>
          </table:table-cell>
          <table:table-cell office:value-type="percentage" office:value="0.7920760405625412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613" table:style-name="ce46">
            <text:p>297.613</text:p>
          </table:table-cell>
          <table:table-cell office:value-type="percentage" office:value="1" table:style-name="ce47">
            <text:p>100,0%</text:p>
          </table:table-cell>
          <table:table-cell office:value-type="float" office:value="435550" table:style-name="ce46">
            <text:p>435.550</text:p>
          </table:table-cell>
          <table:table-cell office:value-type="percentage" office:value="0.99471979756178885" table:style-name="ce47">
            <text:p>99,5%</text:p>
          </table:table-cell>
          <table:table-cell office:value-type="float" office:value="573021" table:style-name="ce46">
            <text:p>573.021</text:p>
          </table:table-cell>
          <table:table-cell office:value-type="percentage" office:value="0.98672872670165723" table:style-name="ce47">
            <text:p>98,7%</text:p>
          </table:table-cell>
          <table:table-cell office:value-type="float" office:value="719340" table:style-name="ce46">
            <text:p>719.340</text:p>
          </table:table-cell>
          <table:table-cell office:value-type="percentage" office:value="0.95614447838327121" table:style-name="ce47">
            <text:p>95,6%</text:p>
          </table:table-cell>
          <table:table-cell office:value-type="float" office:value="761770" table:style-name="ce46">
            <text:p>761.770</text:p>
          </table:table-cell>
          <table:table-cell office:value-type="percentage" office:value="0.89452880970610205" table:style-name="ce47">
            <text:p>89,5%</text:p>
          </table:table-cell>
          <table:table-cell office:value-type="float" office:value="523877" table:style-name="ce46">
            <text:p>523.877</text:p>
          </table:table-cell>
          <table:table-cell office:value-type="percentage" office:value="0.80750633131871774" table:style-name="ce47">
            <text:p>80,8%</text:p>
          </table:table-cell>
          <table:table-cell office:value-type="float" office:value="440470" table:style-name="ce46">
            <text:p>440.470</text:p>
          </table:table-cell>
          <table:table-cell office:value-type="percentage" office:value="0.8534156388168781" table:style-name="ce47">
            <text:p>85,3%</text:p>
          </table:table-cell>
          <table:table-cell office:value-type="float" office:value="385784" table:style-name="ce46">
            <text:p>385.784</text:p>
          </table:table-cell>
          <table:table-cell office:value-type="percentage" office:value="0.90872986896127728" table:style-name="ce47">
            <text:p>90,9%</text:p>
          </table:table-cell>
          <table:table-cell office:value-type="float" office:value="4137425" table:style-name="ce46">
            <text:p>4.137.42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179186665178403" table:style-name="ce47">
            <text:p>92,2%</text:p>
          </table:table-cell>
          <table:table-cell office:value-type="percentage" office:value="0.818100891909265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66" table:style-name="ce46">
            <text:p>78.366</text:p>
          </table:table-cell>
          <table:table-cell office:value-type="percentage" office:value="1" table:style-name="ce47">
            <text:p>100,0%</text:p>
          </table:table-cell>
          <table:table-cell office:value-type="float" office:value="96076" table:style-name="ce46">
            <text:p>96.076</text:p>
          </table:table-cell>
          <table:table-cell office:value-type="percentage" office:value="1" table:style-name="ce47">
            <text:p>100,0%</text:p>
          </table:table-cell>
          <table:table-cell office:value-type="float" office:value="133238" table:style-name="ce46">
            <text:p>133.238</text:p>
          </table:table-cell>
          <table:table-cell office:value-type="percentage" office:value="1" table:style-name="ce47">
            <text:p>100,0%</text:p>
          </table:table-cell>
          <table:table-cell office:value-type="float" office:value="162013" table:style-name="ce46">
            <text:p>162.013</text:p>
          </table:table-cell>
          <table:table-cell office:value-type="percentage" office:value="0.95743310325264752" table:style-name="ce47">
            <text:p>95,7%</text:p>
          </table:table-cell>
          <table:table-cell office:value-type="float" office:value="146924" table:style-name="ce46">
            <text:p>146.924</text:p>
          </table:table-cell>
          <table:table-cell office:value-type="percentage" office:value="0.92118825786549963" table:style-name="ce47">
            <text:p>92,1%</text:p>
          </table:table-cell>
          <table:table-cell office:value-type="float" office:value="114170" table:style-name="ce46">
            <text:p>114.170</text:p>
          </table:table-cell>
          <table:table-cell office:value-type="percentage" office:value="0.85534054045954799" table:style-name="ce47">
            <text:p>85,5%</text:p>
          </table:table-cell>
          <table:table-cell office:value-type="float" office:value="94824" table:style-name="ce46">
            <text:p>94.824</text:p>
          </table:table-cell>
          <table:table-cell office:value-type="percentage" office:value="0.83678079774091074" table:style-name="ce47">
            <text:p>83,7%</text:p>
          </table:table-cell>
          <table:table-cell office:value-type="float" office:value="79534" table:style-name="ce46">
            <text:p>79.534</text:p>
          </table:table-cell>
          <table:table-cell office:value-type="percentage" office:value="0.93845427728613573" table:style-name="ce47">
            <text:p>93,8%</text:p>
          </table:table-cell>
          <table:table-cell office:value-type="float" office:value="905145" table:style-name="ce46">
            <text:p>905.14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934956373625101" table:style-name="ce47">
            <text:p>94,9%</text:p>
          </table:table-cell>
          <table:table-cell office:value-type="percentage" office:value="0.85071058199019345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60" table:style-name="ce46">
            <text:p>38.260</text:p>
          </table:table-cell>
          <table:table-cell office:value-type="percentage" office:value="1" table:style-name="ce47">
            <text:p>100,0%</text:p>
          </table:table-cell>
          <table:table-cell office:value-type="float" office:value="45683" table:style-name="ce46">
            <text:p>45.683</text:p>
          </table:table-cell>
          <table:table-cell office:value-type="percentage" office:value="0.95843823430681441" table:style-name="ce47">
            <text:p>95,8%</text:p>
          </table:table-cell>
          <table:table-cell office:value-type="float" office:value="48066" table:style-name="ce46">
            <text:p>48.066</text:p>
          </table:table-cell>
          <table:table-cell office:value-type="percentage" office:value="0.9078134738512097" table:style-name="ce47">
            <text:p>90,8%</text:p>
          </table:table-cell>
          <table:table-cell office:value-type="float" office:value="32038" table:style-name="ce46">
            <text:p>32.038</text:p>
          </table:table-cell>
          <table:table-cell office:value-type="percentage" office:value="0.81482235051756147" table:style-name="ce47">
            <text:p>81,5%</text:p>
          </table:table-cell>
          <table:table-cell office:value-type="float" office:value="25196" table:style-name="ce46">
            <text:p>25.196</text:p>
          </table:table-cell>
          <table:table-cell office:value-type="percentage" office:value="0.82723750738722179" table:style-name="ce47">
            <text:p>82,7%</text:p>
          </table:table-cell>
          <table:table-cell office:value-type="float" office:value="23057" table:style-name="ce46">
            <text:p>23.057</text:p>
          </table:table-cell>
          <table:table-cell office:value-type="percentage" office:value="0.90306282312392294" table:style-name="ce47">
            <text:p>90,3%</text:p>
          </table:table-cell>
          <table:table-cell office:value-type="float" office:value="264445" table:style-name="ce46">
            <text:p>264.44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124273690882842" table:style-name="ce47">
            <text:p>93,1%</text:p>
          </table:table-cell>
          <table:table-cell office:value-type="percentage" office:value="0.8266127771838681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86" table:style-name="ce46">
            <text:p>74.186</text:p>
          </table:table-cell>
          <table:table-cell office:value-type="percentage" office:value="1" table:style-name="ce47">
            <text:p>100,0%</text:p>
          </table:table-cell>
          <table:table-cell office:value-type="float" office:value="103811" table:style-name="ce46">
            <text:p>103.811</text:p>
          </table:table-cell>
          <table:table-cell office:value-type="percentage" office:value="1" table:style-name="ce47">
            <text:p>100,0%</text:p>
          </table:table-cell>
          <table:table-cell office:value-type="float" office:value="149514" table:style-name="ce46">
            <text:p>149.514</text:p>
          </table:table-cell>
          <table:table-cell office:value-type="percentage" office:value="1" table:style-name="ce47">
            <text:p>100,0%</text:p>
          </table:table-cell>
          <table:table-cell office:value-type="float" office:value="209228" table:style-name="ce46">
            <text:p>209.228</text:p>
          </table:table-cell>
          <table:table-cell office:value-type="percentage" office:value="0.98111190306486096" table:style-name="ce47">
            <text:p>98,1%</text:p>
          </table:table-cell>
          <table:table-cell office:value-type="float" office:value="235260" table:style-name="ce46">
            <text:p>235.260</text:p>
          </table:table-cell>
          <table:table-cell office:value-type="percentage" office:value="0.92564831973937367" table:style-name="ce47">
            <text:p>92,6%</text:p>
          </table:table-cell>
          <table:table-cell office:value-type="float" office:value="172680" table:style-name="ce46">
            <text:p>172.680</text:p>
          </table:table-cell>
          <table:table-cell office:value-type="percentage" office:value="0.82620823624541273" table:style-name="ce47">
            <text:p>82,6%</text:p>
          </table:table-cell>
          <table:table-cell office:value-type="float" office:value="147750" table:style-name="ce46">
            <text:p>147.750</text:p>
          </table:table-cell>
          <table:table-cell office:value-type="percentage" office:value="0.85777483628256934" table:style-name="ce47">
            <text:p>85,8%</text:p>
          </table:table-cell>
          <table:table-cell office:value-type="float" office:value="126293" table:style-name="ce46">
            <text:p>126.293</text:p>
          </table:table-cell>
          <table:table-cell office:value-type="percentage" office:value="0.89005172875526806" table:style-name="ce47">
            <text:p>89,0%</text:p>
          </table:table-cell>
          <table:table-cell office:value-type="float" office:value="1218722" table:style-name="ce46">
            <text:p>1.218.72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022485434729341" table:style-name="ce47">
            <text:p>93,0%</text:p>
          </table:table-cell>
          <table:table-cell office:value-type="percentage" office:value="0.8064325515748210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2" table:style-name="ce46">
            <text:p>42.562</text:p>
          </table:table-cell>
          <table:table-cell office:value-type="percentage" office:value="1" table:style-name="ce47">
            <text:p>100,0%</text:p>
          </table:table-cell>
          <table:table-cell office:value-type="float" office:value="55972" table:style-name="ce46">
            <text:p>55.972</text:p>
          </table:table-cell>
          <table:table-cell office:value-type="percentage" office:value="1" table:style-name="ce47">
            <text:p>100,0%</text:p>
          </table:table-cell>
          <table:table-cell office:value-type="float" office:value="72549" table:style-name="ce46">
            <text:p>72.549</text:p>
          </table:table-cell>
          <table:table-cell office:value-type="percentage" office:value="0.98246303017171333" table:style-name="ce47">
            <text:p>98,2%</text:p>
          </table:table-cell>
          <table:table-cell office:value-type="float" office:value="92374" table:style-name="ce46">
            <text:p>92.374</text:p>
          </table:table-cell>
          <table:table-cell office:value-type="percentage" office:value="0.95532297764080498" table:style-name="ce47">
            <text:p>95,5%</text:p>
          </table:table-cell>
          <table:table-cell office:value-type="float" office:value="96249" table:style-name="ce46">
            <text:p>96.249</text:p>
          </table:table-cell>
          <table:table-cell office:value-type="percentage" office:value="0.89117794114923798" table:style-name="ce47">
            <text:p>89,1%</text:p>
          </table:table-cell>
          <table:table-cell office:value-type="float" office:value="65487" table:style-name="ce46">
            <text:p>65.487</text:p>
          </table:table-cell>
          <table:table-cell office:value-type="percentage" office:value="0.80509214295373799" table:style-name="ce47">
            <text:p>80,5%</text:p>
          </table:table-cell>
          <table:table-cell office:value-type="float" office:value="59297" table:style-name="ce46">
            <text:p>59.297</text:p>
          </table:table-cell>
          <table:table-cell office:value-type="percentage" office:value="0.87038912619079067" table:style-name="ce47">
            <text:p>87,0%</text:p>
          </table:table-cell>
          <table:table-cell office:value-type="float" office:value="51174" table:style-name="ce46">
            <text:p>51.174</text:p>
          </table:table-cell>
          <table:table-cell office:value-type="percentage" office:value="0.90753351776973823" table:style-name="ce47">
            <text:p>90,8%</text:p>
          </table:table-cell>
          <table:table-cell office:value-type="float" office:value="535664" table:style-name="ce46">
            <text:p>535.66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140761050925946" table:style-name="ce47">
            <text:p>92,1%</text:p>
          </table:table-cell>
          <table:table-cell office:value-type="percentage" office:value="0.81014281673994282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92" table:style-name="ce46">
            <text:p>164.492</text:p>
          </table:table-cell>
          <table:table-cell office:value-type="percentage" office:value="1" table:style-name="ce47">
            <text:p>100,0%</text:p>
          </table:table-cell>
          <table:table-cell office:value-type="float" office:value="214141" table:style-name="ce46">
            <text:p>214.141</text:p>
          </table:table-cell>
          <table:table-cell office:value-type="percentage" office:value="1" table:style-name="ce47">
            <text:p>100,0%</text:p>
          </table:table-cell>
          <table:table-cell office:value-type="float" office:value="279576" table:style-name="ce46">
            <text:p>279.576</text:p>
          </table:table-cell>
          <table:table-cell office:value-type="percentage" office:value="0.99806153813200815" table:style-name="ce47">
            <text:p>99,8%</text:p>
          </table:table-cell>
          <table:table-cell office:value-type="float" office:value="325899" table:style-name="ce46">
            <text:p>325.899</text:p>
          </table:table-cell>
          <table:table-cell office:value-type="percentage" office:value="0.95859131647140838" table:style-name="ce47">
            <text:p>95,9%</text:p>
          </table:table-cell>
          <table:table-cell office:value-type="float" office:value="324325" table:style-name="ce46">
            <text:p>324.325</text:p>
          </table:table-cell>
          <table:table-cell office:value-type="percentage" office:value="0.89559636928973607" table:style-name="ce47">
            <text:p>89,6%</text:p>
          </table:table-cell>
          <table:table-cell office:value-type="float" office:value="208685" table:style-name="ce46">
            <text:p>208.685</text:p>
          </table:table-cell>
          <table:table-cell office:value-type="percentage" office:value="0.80096183739344373" table:style-name="ce47">
            <text:p>80,1%</text:p>
          </table:table-cell>
          <table:table-cell office:value-type="float" office:value="171482" table:style-name="ce46">
            <text:p>171.482</text:p>
          </table:table-cell>
          <table:table-cell office:value-type="percentage" office:value="0.85088372185338457" table:style-name="ce47">
            <text:p>85,1%</text:p>
          </table:table-cell>
          <table:table-cell office:value-type="float" office:value="153864" table:style-name="ce46">
            <text:p>153.864</text:p>
          </table:table-cell>
          <table:table-cell office:value-type="percentage" office:value="0.91256538913205931" table:style-name="ce47">
            <text:p>91,3%</text:p>
          </table:table-cell>
          <table:table-cell office:value-type="float" office:value="1842464" table:style-name="ce46">
            <text:p>1.842.46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868797137820991" table:style-name="ce47">
            <text:p>92,9%</text:p>
          </table:table-cell>
          <table:table-cell office:value-type="percentage" office:value="0.82975036298065663" table:style-name="ce47">
            <text:p>8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4" table:style-name="ce46">
            <text:p>2.414</text:p>
          </table:table-cell>
          <table:table-cell office:value-type="percentage" office:value="0.92667946257197698" table:style-name="ce47">
            <text:p>92,7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700" table:style-name="ce46">
            <text:p>7.700</text:p>
          </table:table-cell>
          <table:table-cell office:value-type="percentage" office:value="0.98001781850579106" table:style-name="ce47">
            <text:p>98,0%</text:p>
          </table:table-cell>
          <table:table-cell office:value-type="float" office:value="10664" table:style-name="ce46">
            <text:p>10.664</text:p>
          </table:table-cell>
          <table:table-cell office:value-type="percentage" office:value="0.92281066112841814" table:style-name="ce47">
            <text:p>92,3%</text:p>
          </table:table-cell>
          <table:table-cell office:value-type="float" office:value="11279" table:style-name="ce46">
            <text:p>11.279</text:p>
          </table:table-cell>
          <table:table-cell office:value-type="percentage" office:value="0.8921847808890998" table:style-name="ce47">
            <text:p>89,2%</text:p>
          </table:table-cell>
          <table:table-cell office:value-type="float" office:value="9460" table:style-name="ce46">
            <text:p>9.460</text:p>
          </table:table-cell>
          <table:table-cell office:value-type="percentage" office:value="0.79535900454010422" table:style-name="ce47">
            <text:p>79,5%</text:p>
          </table:table-cell>
          <table:table-cell office:value-type="float" office:value="9520" table:style-name="ce46">
            <text:p>9.520</text:p>
          </table:table-cell>
          <table:table-cell office:value-type="percentage" office:value="0.86805872161940367" table:style-name="ce47">
            <text:p>86,8%</text:p>
          </table:table-cell>
          <table:table-cell office:value-type="float" office:value="8948" table:style-name="ce46">
            <text:p>8.948</text:p>
          </table:table-cell>
          <table:table-cell office:value-type="percentage" office:value="0.9804952881875959" table:style-name="ce47">
            <text:p>98,0%</text:p>
          </table:table-cell>
          <table:table-cell office:value-type="float" office:value="63897" table:style-name="ce46">
            <text:p>63.89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040160642570277" table:style-name="ce47">
            <text:p>90,0%</text:p>
          </table:table-cell>
          <table:table-cell office:value-type="percentage" office:value="0.75885370893802995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5" table:style-name="ce46">
            <text:p>2.095</text:p>
          </table:table-cell>
          <table:table-cell office:value-type="percentage" office:value="0.89186888037462753" table:style-name="ce47">
            <text:p>89,2%</text:p>
          </table:table-cell>
          <table:table-cell office:value-type="float" office:value="3423" table:style-name="ce46">
            <text:p>3.423</text:p>
          </table:table-cell>
          <table:table-cell office:value-type="percentage" office:value="0.91328708644610457" table:style-name="ce47">
            <text:p>91,3%</text:p>
          </table:table-cell>
          <table:table-cell office:value-type="float" office:value="7494" table:style-name="ce46">
            <text:p>7.494</text:p>
          </table:table-cell>
          <table:table-cell office:value-type="percentage" office:value="0.95745496358758142" table:style-name="ce47">
            <text:p>95,7%</text:p>
          </table:table-cell>
          <table:table-cell office:value-type="float" office:value="10129" table:style-name="ce46">
            <text:p>10.129</text:p>
          </table:table-cell>
          <table:table-cell office:value-type="percentage" office:value="0.89645101336401456" table:style-name="ce47">
            <text:p>89,6%</text:p>
          </table:table-cell>
          <table:table-cell office:value-type="float" office:value="10609" table:style-name="ce46">
            <text:p>10.609</text:p>
          </table:table-cell>
          <table:table-cell office:value-type="percentage" office:value="0.88393601066488914" table:style-name="ce47">
            <text:p>88,4%</text:p>
          </table:table-cell>
          <table:table-cell office:value-type="float" office:value="9189" table:style-name="ce46">
            <text:p>9.189</text:p>
          </table:table-cell>
          <table:table-cell office:value-type="percentage" office:value="0.75735597131789334" table:style-name="ce47">
            <text:p>75,7%</text:p>
          </table:table-cell>
          <table:table-cell office:value-type="float" office:value="9510" table:style-name="ce46">
            <text:p>9.510</text:p>
          </table:table-cell>
          <table:table-cell office:value-type="percentage" office:value="0.79283034597749058" table:style-name="ce47">
            <text:p>79,3%</text:p>
          </table:table-cell>
          <table:table-cell office:value-type="float" office:value="8581" table:style-name="ce46">
            <text:p>8.581</text:p>
          </table:table-cell>
          <table:table-cell office:value-type="percentage" office:value="0.89628159598913726" table:style-name="ce47">
            <text:p>89,6%</text:p>
          </table:table-cell>
          <table:table-cell office:value-type="float" office:value="61030" table:style-name="ce46">
            <text:p>61.03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046216532491149" table:style-name="ce47">
            <text:p>86,0%</text:p>
          </table:table-cell>
          <table:table-cell office:value-type="percentage" office:value="0.70088198814828429" table:style-name="ce47">
            <text:p>7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9" table:style-name="ce46">
            <text:p>3.689</text:p>
          </table:table-cell>
          <table:table-cell office:value-type="string" table:style-name="ce47">
            <text:p>-</text:p>
          </table:table-cell>
          <table:table-cell office:value-type="float" office:value="9692" table:style-name="ce46">
            <text:p>9.692</text:p>
          </table:table-cell>
          <table:table-cell office:value-type="string" table:style-name="ce47">
            <text:p>-</text:p>
          </table:table-cell>
          <table:table-cell office:value-type="float" office:value="22726" table:style-name="ce46">
            <text:p>22.726</text:p>
          </table:table-cell>
          <table:table-cell office:value-type="string" table:style-name="ce47">
            <text:p>-</text:p>
          </table:table-cell>
          <table:table-cell office:value-type="float" office:value="32874" table:style-name="ce46">
            <text:p>32.874</text:p>
          </table:table-cell>
          <table:table-cell office:value-type="string" table:style-name="ce47">
            <text:p>-</text:p>
          </table:table-cell>
          <table:table-cell office:value-type="float" office:value="25033" table:style-name="ce46">
            <text:p>25.033</text:p>
          </table:table-cell>
          <table:table-cell office:value-type="string" table:style-name="ce47">
            <text:p>-</text:p>
          </table:table-cell>
          <table:table-cell office:value-type="float" office:value="1227" table:style-name="ce46">
            <text:p>1.227</text:p>
          </table:table-cell>
          <table:table-cell office:value-type="string" table:style-name="ce47">
            <text:p>-</text:p>
          </table:table-cell>
          <table:table-cell office:value-type="float" office:value="95292" table:style-name="ce46">
            <text:p>95.2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51" table:style-name="ce49">
            <text:p>51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3" table:style-name="ce49">
            <text:p>893</text:p>
          </table:table-cell>
          <table:table-cell office:value-type="string" table:style-name="ce50">
            <text:p>-</text:p>
          </table:table-cell>
          <table:table-cell office:value-type="float" office:value="1868" table:style-name="ce49">
            <text:p>1.868</text:p>
          </table:table-cell>
          <table:table-cell office:value-type="string" table:style-name="ce50">
            <text:p>-</text:p>
          </table:table-cell>
          <table:table-cell office:value-type="float" office:value="2304" table:style-name="ce49">
            <text:p>2.304</text:p>
          </table:table-cell>
          <table:table-cell office:value-type="string" table:style-name="ce50">
            <text:p>-</text:p>
          </table:table-cell>
          <table:table-cell office:value-type="float" office:value="2049" table:style-name="ce49">
            <text:p>2.049</text:p>
          </table:table-cell>
          <table:table-cell office:value-type="string" table:style-name="ce50">
            <text:p>-</text:p>
          </table:table-cell>
          <table:table-cell office:value-type="float" office:value="262" table:style-name="ce49">
            <text:p>262</text:p>
          </table:table-cell>
          <table:table-cell office:value-type="string" table:style-name="ce50">
            <text:p>-</text:p>
          </table:table-cell>
          <table:table-cell office:value-type="float" office:value="7769" table:style-name="ce49">
            <text:p>7.76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6085" table:style-name="ce53">
            <text:p>2.946.085</text:p>
          </table:table-cell>
          <table:table-cell office:value-type="percentage" office:value="1" table:style-name="ce54">
            <text:p>100,0%</text:p>
          </table:table-cell>
          <table:table-cell office:value-type="float" office:value="3958876" table:style-name="ce53">
            <text:p>3.958.876</text:p>
          </table:table-cell>
          <table:table-cell office:value-type="percentage" office:value="0.99970480133432826" table:style-name="ce54">
            <text:p>100,0%</text:p>
          </table:table-cell>
          <table:table-cell office:value-type="float" office:value="5316026" table:style-name="ce53">
            <text:p>5.316.026</text:p>
          </table:table-cell>
          <table:table-cell office:value-type="percentage" office:value="0.99607268971663032" table:style-name="ce54">
            <text:p>99,6%</text:p>
          </table:table-cell>
          <table:table-cell office:value-type="float" office:value="6736046" table:style-name="ce53">
            <text:p>6.736.046</text:p>
          </table:table-cell>
          <table:table-cell office:value-type="percentage" office:value="0.95773538077256981" table:style-name="ce54">
            <text:p>95,8%</text:p>
          </table:table-cell>
          <table:table-cell office:value-type="float" office:value="7078491" table:style-name="ce53">
            <text:p>7.078.491</text:p>
          </table:table-cell>
          <table:table-cell office:value-type="percentage" office:value="0.89694968294052368" table:style-name="ce54">
            <text:p>89,7%</text:p>
          </table:table-cell>
          <table:table-cell office:value-type="float" office:value="5050582" table:style-name="ce53">
            <text:p>5.050.582</text:p>
          </table:table-cell>
          <table:table-cell office:value-type="percentage" office:value="0.81063488188484756" table:style-name="ce54">
            <text:p>81,1%</text:p>
          </table:table-cell>
          <table:table-cell office:value-type="float" office:value="4160344" table:style-name="ce53">
            <text:p>4.160.344</text:p>
          </table:table-cell>
          <table:table-cell office:value-type="percentage" office:value="0.84138461040641987" table:style-name="ce54">
            <text:p>84,1%</text:p>
          </table:table-cell>
          <table:table-cell office:value-type="float" office:value="3486026" table:style-name="ce53">
            <text:p>3.486.026</text:p>
          </table:table-cell>
          <table:table-cell office:value-type="percentage" office:value="0.89645345497167939" table:style-name="ce54">
            <text:p>89,6%</text:p>
          </table:table-cell>
          <table:table-cell office:value-type="float" office:value="38732476" table:style-name="ce53">
            <text:p>38.732.47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95782309362287" table:style-name="ce54">
            <text:p>92,0%</text:p>
          </table:table-cell>
          <table:table-cell office:value-type="percentage" office:value="0.8162661131388842" table:style-name="ce54">
            <text:p>81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921" table:style-name="ce43">
            <text:p>429.921</text:p>
          </table:table-cell>
          <table:table-cell office:value-type="percentage" office:value="1" table:style-name="ce44">
            <text:p>100,0%</text:p>
          </table:table-cell>
          <table:table-cell office:value-type="float" office:value="651525" table:style-name="ce43">
            <text:p>651.525</text:p>
          </table:table-cell>
          <table:table-cell office:value-type="percentage" office:value="1" table:style-name="ce44">
            <text:p>100,0%</text:p>
          </table:table-cell>
          <table:table-cell office:value-type="float" office:value="922520" table:style-name="ce43">
            <text:p>922.520</text:p>
          </table:table-cell>
          <table:table-cell office:value-type="percentage" office:value="1.0069563072301715" table:style-name="ce44">
            <text:p>100,7%</text:p>
          </table:table-cell>
          <table:table-cell office:value-type="float" office:value="1212455" table:style-name="ce43">
            <text:p>1.212.455</text:p>
          </table:table-cell>
          <table:table-cell office:value-type="percentage" office:value="0.95844653962266235" table:style-name="ce44">
            <text:p>95,8%</text:p>
          </table:table-cell>
          <table:table-cell office:value-type="float" office:value="1250066" table:style-name="ce43">
            <text:p>1.250.066</text:p>
          </table:table-cell>
          <table:table-cell office:value-type="percentage" office:value="0.90250044400677487" table:style-name="ce44">
            <text:p>90,3%</text:p>
          </table:table-cell>
          <table:table-cell office:value-type="float" office:value="927736" table:style-name="ce43">
            <text:p>927.736</text:p>
          </table:table-cell>
          <table:table-cell office:value-type="percentage" office:value="0.81364863004147459" table:style-name="ce44">
            <text:p>81,4%</text:p>
          </table:table-cell>
          <table:table-cell office:value-type="float" office:value="766070" table:style-name="ce43">
            <text:p>766.070</text:p>
          </table:table-cell>
          <table:table-cell office:value-type="percentage" office:value="0.82490911753557772" table:style-name="ce44">
            <text:p>82,5%</text:p>
          </table:table-cell>
          <table:table-cell office:value-type="float" office:value="674827" table:style-name="ce43">
            <text:p>674.827</text:p>
          </table:table-cell>
          <table:table-cell office:value-type="percentage" office:value="0.89629529277852382" table:style-name="ce44">
            <text:p>89,6%</text:p>
          </table:table-cell>
          <table:table-cell office:value-type="float" office:value="6835120" table:style-name="ce43">
            <text:p>6.835.12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22261548113082" table:style-name="ce44">
            <text:p>91,7%</text:p>
          </table:table-cell>
          <table:table-cell office:value-type="percentage" office:value="0.80751277318646275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67" table:style-name="ce46">
            <text:p>100.367</text:p>
          </table:table-cell>
          <table:table-cell office:value-type="percentage" office:value="1" table:style-name="ce47">
            <text:p>100,0%</text:p>
          </table:table-cell>
          <table:table-cell office:value-type="float" office:value="118944" table:style-name="ce46">
            <text:p>118.944</text:p>
          </table:table-cell>
          <table:table-cell office:value-type="percentage" office:value="0.99990752805682825" table:style-name="ce47">
            <text:p>100,0%</text:p>
          </table:table-cell>
          <table:table-cell office:value-type="float" office:value="153000" table:style-name="ce46">
            <text:p>153.000</text:p>
          </table:table-cell>
          <table:table-cell office:value-type="percentage" office:value="0.97846732366803735" table:style-name="ce47">
            <text:p>97,8%</text:p>
          </table:table-cell>
          <table:table-cell office:value-type="float" office:value="184786" table:style-name="ce46">
            <text:p>184.786</text:p>
          </table:table-cell>
          <table:table-cell office:value-type="percentage" office:value="0.93201053130642675" table:style-name="ce47">
            <text:p>93,2%</text:p>
          </table:table-cell>
          <table:table-cell office:value-type="float" office:value="187215" table:style-name="ce46">
            <text:p>187.215</text:p>
          </table:table-cell>
          <table:table-cell office:value-type="percentage" office:value="0.87099835770413547" table:style-name="ce47">
            <text:p>87,1%</text:p>
          </table:table-cell>
          <table:table-cell office:value-type="float" office:value="125508" table:style-name="ce46">
            <text:p>125.508</text:p>
          </table:table-cell>
          <table:table-cell office:value-type="percentage" office:value="0.76396041050363395" table:style-name="ce47">
            <text:p>76,4%</text:p>
          </table:table-cell>
          <table:table-cell office:value-type="float" office:value="103863" table:style-name="ce46">
            <text:p>103.863</text:p>
          </table:table-cell>
          <table:table-cell office:value-type="percentage" office:value="0.79648929072629815" table:style-name="ce47">
            <text:p>79,6%</text:p>
          </table:table-cell>
          <table:table-cell office:value-type="float" office:value="88087" table:style-name="ce46">
            <text:p>88.087</text:p>
          </table:table-cell>
          <table:table-cell office:value-type="percentage" office:value="0.85430951711295811" table:style-name="ce47">
            <text:p>85,4%</text:p>
          </table:table-cell>
          <table:table-cell office:value-type="float" office:value="1061770" table:style-name="ce46">
            <text:p>1.061.77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590712948915485" table:style-name="ce47">
            <text:p>89,6%</text:p>
          </table:table-cell>
          <table:table-cell office:value-type="percentage" office:value="0.79868902377103501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71" table:style-name="ce46">
            <text:p>88.271</text:p>
          </table:table-cell>
          <table:table-cell office:value-type="percentage" office:value="1" table:style-name="ce47">
            <text:p>100,0%</text:p>
          </table:table-cell>
          <table:table-cell office:value-type="float" office:value="114042" table:style-name="ce46">
            <text:p>114.042</text:p>
          </table:table-cell>
          <table:table-cell office:value-type="percentage" office:value="1" table:style-name="ce47">
            <text:p>100,0%</text:p>
          </table:table-cell>
          <table:table-cell office:value-type="float" office:value="147476" table:style-name="ce46">
            <text:p>147.476</text:p>
          </table:table-cell>
          <table:table-cell office:value-type="percentage" office:value="0.98545959960441554" table:style-name="ce47">
            <text:p>98,5%</text:p>
          </table:table-cell>
          <table:table-cell office:value-type="float" office:value="152358" table:style-name="ce46">
            <text:p>152.358</text:p>
          </table:table-cell>
          <table:table-cell office:value-type="percentage" office:value="0.93675182145162783" table:style-name="ce47">
            <text:p>93,7%</text:p>
          </table:table-cell>
          <table:table-cell office:value-type="float" office:value="150391" table:style-name="ce46">
            <text:p>150.391</text:p>
          </table:table-cell>
          <table:table-cell office:value-type="percentage" office:value="0.90058265915337765" table:style-name="ce47">
            <text:p>90,1%</text:p>
          </table:table-cell>
          <table:table-cell office:value-type="float" office:value="90308" table:style-name="ce46">
            <text:p>90.308</text:p>
          </table:table-cell>
          <table:table-cell office:value-type="percentage" office:value="0.78905383089706516" table:style-name="ce47">
            <text:p>78,9%</text:p>
          </table:table-cell>
          <table:table-cell office:value-type="float" office:value="65946" table:style-name="ce46">
            <text:p>65.946</text:p>
          </table:table-cell>
          <table:table-cell office:value-type="percentage" office:value="0.83358824942169862" table:style-name="ce47">
            <text:p>83,4%</text:p>
          </table:table-cell>
          <table:table-cell office:value-type="float" office:value="60133" table:style-name="ce46">
            <text:p>60.133</text:p>
          </table:table-cell>
          <table:table-cell office:value-type="percentage" office:value="0.93957812500000004" table:style-name="ce47">
            <text:p>94,0%</text:p>
          </table:table-cell>
          <table:table-cell office:value-type="float" office:value="868925" table:style-name="ce46">
            <text:p>868.92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039927103510234" table:style-name="ce47">
            <text:p>93,0%</text:p>
          </table:table-cell>
          <table:table-cell office:value-type="percentage" office:value="0.85290405031881145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69" table:style-name="ce46">
            <text:p>51.169</text:p>
          </table:table-cell>
          <table:table-cell office:value-type="percentage" office:value="1" table:style-name="ce47">
            <text:p>100,0%</text:p>
          </table:table-cell>
          <table:table-cell office:value-type="float" office:value="79230" table:style-name="ce46">
            <text:p>79.230</text:p>
          </table:table-cell>
          <table:table-cell office:value-type="percentage" office:value="0.98402801927567196" table:style-name="ce47">
            <text:p>98,4%</text:p>
          </table:table-cell>
          <table:table-cell office:value-type="float" office:value="110012" table:style-name="ce46">
            <text:p>110.012</text:p>
          </table:table-cell>
          <table:table-cell office:value-type="percentage" office:value="0.93842072489358619" table:style-name="ce47">
            <text:p>93,8%</text:p>
          </table:table-cell>
          <table:table-cell office:value-type="float" office:value="150425" table:style-name="ce46">
            <text:p>150.425</text:p>
          </table:table-cell>
          <table:table-cell office:value-type="percentage" office:value="0.90728420900257545" table:style-name="ce47">
            <text:p>90,7%</text:p>
          </table:table-cell>
          <table:table-cell office:value-type="float" office:value="168901" table:style-name="ce46">
            <text:p>168.901</text:p>
          </table:table-cell>
          <table:table-cell office:value-type="percentage" office:value="0.81922375492307398" table:style-name="ce47">
            <text:p>81,9%</text:p>
          </table:table-cell>
          <table:table-cell office:value-type="float" office:value="128464" table:style-name="ce46">
            <text:p>128.464</text:p>
          </table:table-cell>
          <table:table-cell office:value-type="percentage" office:value="0.70512166071124727" table:style-name="ce47">
            <text:p>70,5%</text:p>
          </table:table-cell>
          <table:table-cell office:value-type="float" office:value="98483" table:style-name="ce46">
            <text:p>98.483</text:p>
          </table:table-cell>
          <table:table-cell office:value-type="percentage" office:value="0.71394499137318579" table:style-name="ce47">
            <text:p>71,4%</text:p>
          </table:table-cell>
          <table:table-cell office:value-type="float" office:value="76267" table:style-name="ce46">
            <text:p>76.267</text:p>
          </table:table-cell>
          <table:table-cell office:value-type="percentage" office:value="0.79877461248428994" table:style-name="ce47">
            <text:p>79,9%</text:p>
          </table:table-cell>
          <table:table-cell office:value-type="float" office:value="862951" table:style-name="ce46">
            <text:p>862.95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387623723628257" table:style-name="ce47">
            <text:p>83,4%</text:p>
          </table:table-cell>
          <table:table-cell office:value-type="percentage" office:value="0.73659353519247694" table:style-name="ce47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78" table:style-name="ce46">
            <text:p>92.278</text:p>
          </table:table-cell>
          <table:table-cell office:value-type="percentage" office:value="1" table:style-name="ce47">
            <text:p>100,0%</text:p>
          </table:table-cell>
          <table:table-cell office:value-type="float" office:value="150813" table:style-name="ce46">
            <text:p>150.813</text:p>
          </table:table-cell>
          <table:table-cell office:value-type="percentage" office:value="0.97594010263312858" table:style-name="ce47">
            <text:p>97,6%</text:p>
          </table:table-cell>
          <table:table-cell office:value-type="float" office:value="221832" table:style-name="ce46">
            <text:p>221.832</text:p>
          </table:table-cell>
          <table:table-cell office:value-type="percentage" office:value="0.94359654943596549" table:style-name="ce47">
            <text:p>94,4%</text:p>
          </table:table-cell>
          <table:table-cell office:value-type="float" office:value="319948" table:style-name="ce46">
            <text:p>319.948</text:p>
          </table:table-cell>
          <table:table-cell office:value-type="percentage" office:value="0.91280184415940113" table:style-name="ce47">
            <text:p>91,3%</text:p>
          </table:table-cell>
          <table:table-cell office:value-type="float" office:value="316507" table:style-name="ce46">
            <text:p>316.507</text:p>
          </table:table-cell>
          <table:table-cell office:value-type="percentage" office:value="0.81589950608882156" table:style-name="ce47">
            <text:p>81,6%</text:p>
          </table:table-cell>
          <table:table-cell office:value-type="float" office:value="226526" table:style-name="ce46">
            <text:p>226.526</text:p>
          </table:table-cell>
          <table:table-cell office:value-type="percentage" office:value="0.72853402972978187" table:style-name="ce47">
            <text:p>72,9%</text:p>
          </table:table-cell>
          <table:table-cell office:value-type="float" office:value="183218" table:style-name="ce46">
            <text:p>183.218</text:p>
          </table:table-cell>
          <table:table-cell office:value-type="percentage" office:value="0.72778333889445002" table:style-name="ce47">
            <text:p>72,8%</text:p>
          </table:table-cell>
          <table:table-cell office:value-type="float" office:value="149727" table:style-name="ce46">
            <text:p>149.727</text:p>
          </table:table-cell>
          <table:table-cell office:value-type="percentage" office:value="0.83275583018626564" table:style-name="ce47">
            <text:p>83,3%</text:p>
          </table:table-cell>
          <table:table-cell office:value-type="float" office:value="1660849" table:style-name="ce46">
            <text:p>1.660.84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703744541696291" table:style-name="ce47">
            <text:p>84,7%</text:p>
          </table:table-cell>
          <table:table-cell office:value-type="percentage" office:value="0.76327464944079648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43" table:style-name="ce46">
            <text:p>42.143</text:p>
          </table:table-cell>
          <table:table-cell office:value-type="percentage" office:value="1" table:style-name="ce47">
            <text:p>100,0%</text:p>
          </table:table-cell>
          <table:table-cell office:value-type="float" office:value="55916" table:style-name="ce46">
            <text:p>55.916</text:p>
          </table:table-cell>
          <table:table-cell office:value-type="percentage" office:value="1" table:style-name="ce47">
            <text:p>100,0%</text:p>
          </table:table-cell>
          <table:table-cell office:value-type="float" office:value="76098" table:style-name="ce46">
            <text:p>76.098</text:p>
          </table:table-cell>
          <table:table-cell office:value-type="percentage" office:value="0.98387743228392266" table:style-name="ce47">
            <text:p>98,4%</text:p>
          </table:table-cell>
          <table:table-cell office:value-type="float" office:value="84058" table:style-name="ce46">
            <text:p>84.058</text:p>
          </table:table-cell>
          <table:table-cell office:value-type="percentage" office:value="0.93435151838513186" table:style-name="ce47">
            <text:p>93,4%</text:p>
          </table:table-cell>
          <table:table-cell office:value-type="float" office:value="87478" table:style-name="ce46">
            <text:p>87.478</text:p>
          </table:table-cell>
          <table:table-cell office:value-type="percentage" office:value="0.89474168703781365" table:style-name="ce47">
            <text:p>89,5%</text:p>
          </table:table-cell>
          <table:table-cell office:value-type="float" office:value="54978" table:style-name="ce46">
            <text:p>54.978</text:p>
          </table:table-cell>
          <table:table-cell office:value-type="percentage" office:value="0.78012855987399432" table:style-name="ce47">
            <text:p>78,0%</text:p>
          </table:table-cell>
          <table:table-cell office:value-type="float" office:value="41477" table:style-name="ce46">
            <text:p>41.477</text:p>
          </table:table-cell>
          <table:table-cell office:value-type="percentage" office:value="0.82124542124542121" table:style-name="ce47">
            <text:p>82,1%</text:p>
          </table:table-cell>
          <table:table-cell office:value-type="float" office:value="40203" table:style-name="ce46">
            <text:p>40.203</text:p>
          </table:table-cell>
          <table:table-cell office:value-type="percentage" office:value="0.91447353456315539" table:style-name="ce47">
            <text:p>91,4%</text:p>
          </table:table-cell>
          <table:table-cell office:value-type="float" office:value="482351" table:style-name="ce46">
            <text:p>482.35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29412718673143" table:style-name="ce47">
            <text:p>92,0%</text:p>
          </table:table-cell>
          <table:table-cell office:value-type="percentage" office:value="0.82749504636261484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29" table:style-name="ce46">
            <text:p>227.829</text:p>
          </table:table-cell>
          <table:table-cell office:value-type="percentage" office:value="1" table:style-name="ce47">
            <text:p>100,0%</text:p>
          </table:table-cell>
          <table:table-cell office:value-type="float" office:value="250245" table:style-name="ce46">
            <text:p>250.245</text:p>
          </table:table-cell>
          <table:table-cell office:value-type="percentage" office:value="1" table:style-name="ce47">
            <text:p>100,0%</text:p>
          </table:table-cell>
          <table:table-cell office:value-type="float" office:value="321345" table:style-name="ce46">
            <text:p>321.345</text:p>
          </table:table-cell>
          <table:table-cell office:value-type="percentage" office:value="1.0086949697873342" table:style-name="ce47">
            <text:p>100,9%</text:p>
          </table:table-cell>
          <table:table-cell office:value-type="float" office:value="351022" table:style-name="ce46">
            <text:p>351.022</text:p>
          </table:table-cell>
          <table:table-cell office:value-type="percentage" office:value="0.92089460221682951" table:style-name="ce47">
            <text:p>92,1%</text:p>
          </table:table-cell>
          <table:table-cell office:value-type="float" office:value="318867" table:style-name="ce46">
            <text:p>318.867</text:p>
          </table:table-cell>
          <table:table-cell office:value-type="percentage" office:value="0.87768403958106822" table:style-name="ce47">
            <text:p>87,8%</text:p>
          </table:table-cell>
          <table:table-cell office:value-type="float" office:value="210959" table:style-name="ce46">
            <text:p>210.959</text:p>
          </table:table-cell>
          <table:table-cell office:value-type="percentage" office:value="0.78779832924420146" table:style-name="ce47">
            <text:p>78,8%</text:p>
          </table:table-cell>
          <table:table-cell office:value-type="float" office:value="171490" table:style-name="ce46">
            <text:p>171.490</text:p>
          </table:table-cell>
          <table:table-cell office:value-type="percentage" office:value="0.81272570448233694" table:style-name="ce47">
            <text:p>81,3%</text:p>
          </table:table-cell>
          <table:table-cell office:value-type="float" office:value="140094" table:style-name="ce46">
            <text:p>140.094</text:p>
          </table:table-cell>
          <table:table-cell office:value-type="percentage" office:value="0.84729832710382114" table:style-name="ce47">
            <text:p>84,7%</text:p>
          </table:table-cell>
          <table:table-cell office:value-type="float" office:value="1991851" table:style-name="ce46">
            <text:p>1.991.85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526628567542467" table:style-name="ce47">
            <text:p>91,5%</text:p>
          </table:table-cell>
          <table:table-cell office:value-type="percentage" office:value="0.83169903938255929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53" table:style-name="ce46">
            <text:p>137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58161" table:style-name="ce46">
            <text:p>158.161</text:p>
          </table:table-cell>
          <table:table-cell office:value-type="percentage" office:value="0.99409180331990366" table:style-name="ce47">
            <text:p>99,4%</text:p>
          </table:table-cell>
          <table:table-cell office:value-type="float" office:value="214393" table:style-name="ce46">
            <text:p>214.393</text:p>
          </table:table-cell>
          <table:table-cell office:value-type="percentage" office:value="0.98145520133306474" table:style-name="ce47">
            <text:p>98,1%</text:p>
          </table:table-cell>
          <table:table-cell office:value-type="float" office:value="278964" table:style-name="ce46">
            <text:p>278.964</text:p>
          </table:table-cell>
          <table:table-cell office:value-type="percentage" office:value="0.90726491000982179" table:style-name="ce47">
            <text:p>90,7%</text:p>
          </table:table-cell>
          <table:table-cell office:value-type="float" office:value="278599" table:style-name="ce46">
            <text:p>278.599</text:p>
          </table:table-cell>
          <table:table-cell office:value-type="percentage" office:value="0.84269445410686472" table:style-name="ce47">
            <text:p>84,3%</text:p>
          </table:table-cell>
          <table:table-cell office:value-type="float" office:value="198323" table:style-name="ce46">
            <text:p>198.323</text:p>
          </table:table-cell>
          <table:table-cell office:value-type="percentage" office:value="0.74585277979398346" table:style-name="ce47">
            <text:p>74,6%</text:p>
          </table:table-cell>
          <table:table-cell office:value-type="float" office:value="165891" table:style-name="ce46">
            <text:p>165.891</text:p>
          </table:table-cell>
          <table:table-cell office:value-type="percentage" office:value="0.76065734631274384" table:style-name="ce47">
            <text:p>76,1%</text:p>
          </table:table-cell>
          <table:table-cell office:value-type="float" office:value="146649" table:style-name="ce46">
            <text:p>146.649</text:p>
          </table:table-cell>
          <table:table-cell office:value-type="percentage" office:value="0.84294599130894632" table:style-name="ce47">
            <text:p>84,3%</text:p>
          </table:table-cell>
          <table:table-cell office:value-type="float" office:value="1578233" table:style-name="ce46">
            <text:p>1.578.23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5381250608143" table:style-name="ce47">
            <text:p>87,3%</text:p>
          </table:table-cell>
          <table:table-cell office:value-type="percentage" office:value="0.7716686851934339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166" table:style-name="ce46">
            <text:p>454.166</text:p>
          </table:table-cell>
          <table:table-cell office:value-type="percentage" office:value="1" table:style-name="ce47">
            <text:p>100,0%</text:p>
          </table:table-cell>
          <table:table-cell office:value-type="float" office:value="615944" table:style-name="ce46">
            <text:p>615.944</text:p>
          </table:table-cell>
          <table:table-cell office:value-type="percentage" office:value="0.9695447132971925" table:style-name="ce47">
            <text:p>97,0%</text:p>
          </table:table-cell>
          <table:table-cell office:value-type="float" office:value="784037" table:style-name="ce46">
            <text:p>784.037</text:p>
          </table:table-cell>
          <table:table-cell office:value-type="percentage" office:value="0.93606969569619281" table:style-name="ce47">
            <text:p>93,6%</text:p>
          </table:table-cell>
          <table:table-cell office:value-type="float" office:value="1022459" table:style-name="ce46">
            <text:p>1.022.459</text:p>
          </table:table-cell>
          <table:table-cell office:value-type="percentage" office:value="0.93650643902617747" table:style-name="ce47">
            <text:p>93,7%</text:p>
          </table:table-cell>
          <table:table-cell office:value-type="float" office:value="1128734" table:style-name="ce46">
            <text:p>1.128.734</text:p>
          </table:table-cell>
          <table:table-cell office:value-type="percentage" office:value="0.8572088201677609" table:style-name="ce47">
            <text:p>85,7%</text:p>
          </table:table-cell>
          <table:table-cell office:value-type="float" office:value="782991" table:style-name="ce46">
            <text:p>782.991</text:p>
          </table:table-cell>
          <table:table-cell office:value-type="percentage" office:value="0.74952328622354625" table:style-name="ce47">
            <text:p>75,0%</text:p>
          </table:table-cell>
          <table:table-cell office:value-type="float" office:value="646944" table:style-name="ce46">
            <text:p>646.944</text:p>
          </table:table-cell>
          <table:table-cell office:value-type="percentage" office:value="0.77114913551109443" table:style-name="ce47">
            <text:p>77,1%</text:p>
          </table:table-cell>
          <table:table-cell office:value-type="float" office:value="540719" table:style-name="ce46">
            <text:p>540.719</text:p>
          </table:table-cell>
          <table:table-cell office:value-type="percentage" office:value="0.82405824135965589" table:style-name="ce47">
            <text:p>82,4%</text:p>
          </table:table-cell>
          <table:table-cell office:value-type="float" office:value="5975994" table:style-name="ce46">
            <text:p>5.975.99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00758259613649" table:style-name="ce47">
            <text:p>87,0%</text:p>
          </table:table-cell>
          <table:table-cell office:value-type="percentage" office:value="0.76807533315108234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04" table:style-name="ce46">
            <text:p>293.204</text:p>
          </table:table-cell>
          <table:table-cell office:value-type="percentage" office:value="1" table:style-name="ce47">
            <text:p>100,0%</text:p>
          </table:table-cell>
          <table:table-cell office:value-type="float" office:value="432515" table:style-name="ce46">
            <text:p>432.515</text:p>
          </table:table-cell>
          <table:table-cell office:value-type="percentage" office:value="0.98778838994934481" table:style-name="ce47">
            <text:p>98,8%</text:p>
          </table:table-cell>
          <table:table-cell office:value-type="float" office:value="560637" table:style-name="ce46">
            <text:p>560.637</text:p>
          </table:table-cell>
          <table:table-cell office:value-type="percentage" office:value="0.96540376906228043" table:style-name="ce47">
            <text:p>96,5%</text:p>
          </table:table-cell>
          <table:table-cell office:value-type="float" office:value="711571" table:style-name="ce46">
            <text:p>711.571</text:p>
          </table:table-cell>
          <table:table-cell office:value-type="percentage" office:value="0.94581794787953222" table:style-name="ce47">
            <text:p>94,6%</text:p>
          </table:table-cell>
          <table:table-cell office:value-type="float" office:value="750634" table:style-name="ce46">
            <text:p>750.634</text:p>
          </table:table-cell>
          <table:table-cell office:value-type="percentage" office:value="0.88145206367398321" table:style-name="ce47">
            <text:p>88,1%</text:p>
          </table:table-cell>
          <table:table-cell office:value-type="float" office:value="509267" table:style-name="ce46">
            <text:p>509.267</text:p>
          </table:table-cell>
          <table:table-cell office:value-type="percentage" office:value="0.78498641251990342" table:style-name="ce47">
            <text:p>78,5%</text:p>
          </table:table-cell>
          <table:table-cell office:value-type="float" office:value="424282" table:style-name="ce46">
            <text:p>424.282</text:p>
          </table:table-cell>
          <table:table-cell office:value-type="percentage" office:value="0.8220512045508267" table:style-name="ce47">
            <text:p>82,2%</text:p>
          </table:table-cell>
          <table:table-cell office:value-type="float" office:value="372462" table:style-name="ce46">
            <text:p>372.462</text:p>
          </table:table-cell>
          <table:table-cell office:value-type="percentage" office:value="0.87734935729075147" table:style-name="ce47">
            <text:p>87,7%</text:p>
          </table:table-cell>
          <table:table-cell office:value-type="float" office:value="4054572" table:style-name="ce46">
            <text:p>4.054.57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33274738612968" table:style-name="ce47">
            <text:p>90,3%</text:p>
          </table:table-cell>
          <table:table-cell office:value-type="percentage" office:value="0.80171821108789521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3" table:style-name="ce46">
            <text:p>77.593</text:p>
          </table:table-cell>
          <table:table-cell office:value-type="percentage" office:value="1" table:style-name="ce47">
            <text:p>100,0%</text:p>
          </table:table-cell>
          <table:table-cell office:value-type="float" office:value="95639" table:style-name="ce46">
            <text:p>95.639</text:p>
          </table:table-cell>
          <table:table-cell office:value-type="percentage" office:value="1" table:style-name="ce47">
            <text:p>100,0%</text:p>
          </table:table-cell>
          <table:table-cell office:value-type="float" office:value="130529" table:style-name="ce46">
            <text:p>130.529</text:p>
          </table:table-cell>
          <table:table-cell office:value-type="percentage" office:value="1.0417567858767569" table:style-name="ce47">
            <text:p>104,2%</text:p>
          </table:table-cell>
          <table:table-cell office:value-type="float" office:value="160709" table:style-name="ce46">
            <text:p>160.709</text:p>
          </table:table-cell>
          <table:table-cell office:value-type="percentage" office:value="0.94972697617246593" table:style-name="ce47">
            <text:p>95,0%</text:p>
          </table:table-cell>
          <table:table-cell office:value-type="float" office:value="145056" table:style-name="ce46">
            <text:p>145.056</text:p>
          </table:table-cell>
          <table:table-cell office:value-type="percentage" office:value="0.90947621854113636" table:style-name="ce47">
            <text:p>90,9%</text:p>
          </table:table-cell>
          <table:table-cell office:value-type="float" office:value="111745" table:style-name="ce46">
            <text:p>111.745</text:p>
          </table:table-cell>
          <table:table-cell office:value-type="percentage" office:value="0.8371728886191836" table:style-name="ce47">
            <text:p>83,7%</text:p>
          </table:table-cell>
          <table:table-cell office:value-type="float" office:value="91802" table:style-name="ce46">
            <text:p>91.802</text:p>
          </table:table-cell>
          <table:table-cell office:value-type="percentage" office:value="0.81011295446523124" table:style-name="ce47">
            <text:p>81,0%</text:p>
          </table:table-cell>
          <table:table-cell office:value-type="float" office:value="76868" table:style-name="ce46">
            <text:p>76.868</text:p>
          </table:table-cell>
          <table:table-cell office:value-type="percentage" office:value="0.90699705014749266" table:style-name="ce47">
            <text:p>90,7%</text:p>
          </table:table-cell>
          <table:table-cell office:value-type="float" office:value="889941" table:style-name="ce46">
            <text:p>889.94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340304603240698" table:style-name="ce47">
            <text:p>93,3%</text:p>
          </table:table-cell>
          <table:table-cell office:value-type="percentage" office:value="0.83642093371441573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3" table:style-name="ce46">
            <text:p>23.193</text:p>
          </table:table-cell>
          <table:table-cell office:value-type="percentage" office:value="1" table:style-name="ce47">
            <text:p>100,0%</text:p>
          </table:table-cell>
          <table:table-cell office:value-type="float" office:value="28594" table:style-name="ce46">
            <text:p>28.594</text:p>
          </table:table-cell>
          <table:table-cell office:value-type="percentage" office:value="1" table:style-name="ce47">
            <text:p>100,0%</text:p>
          </table:table-cell>
          <table:table-cell office:value-type="float" office:value="37161" table:style-name="ce46">
            <text:p>37.161</text:p>
          </table:table-cell>
          <table:table-cell office:value-type="percentage" office:value="0.98523251497958531" table:style-name="ce47">
            <text:p>98,5%</text:p>
          </table:table-cell>
          <table:table-cell office:value-type="float" office:value="44910" table:style-name="ce46">
            <text:p>44.910</text:p>
          </table:table-cell>
          <table:table-cell office:value-type="percentage" office:value="0.94222054380664655" table:style-name="ce47">
            <text:p>94,2%</text:p>
          </table:table-cell>
          <table:table-cell office:value-type="float" office:value="47137" table:style-name="ce46">
            <text:p>47.137</text:p>
          </table:table-cell>
          <table:table-cell office:value-type="percentage" office:value="0.89026762611668275" table:style-name="ce47">
            <text:p>89,0%</text:p>
          </table:table-cell>
          <table:table-cell office:value-type="float" office:value="31024" table:style-name="ce46">
            <text:p>31.024</text:p>
          </table:table-cell>
          <table:table-cell office:value-type="percentage" office:value="0.78903329179277193" table:style-name="ce47">
            <text:p>78,9%</text:p>
          </table:table-cell>
          <table:table-cell office:value-type="float" office:value="23991" table:style-name="ce46">
            <text:p>23.991</text:p>
          </table:table-cell>
          <table:table-cell office:value-type="percentage" office:value="0.78767483091470225" table:style-name="ce47">
            <text:p>78,8%</text:p>
          </table:table-cell>
          <table:table-cell office:value-type="float" office:value="22017" table:style-name="ce46">
            <text:p>22.017</text:p>
          </table:table-cell>
          <table:table-cell office:value-type="percentage" office:value="0.86232962556791481" table:style-name="ce47">
            <text:p>86,2%</text:p>
          </table:table-cell>
          <table:table-cell office:value-type="float" office:value="258027" table:style-name="ce46">
            <text:p>258.02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64175793217594" table:style-name="ce47">
            <text:p>90,9%</text:p>
          </table:table-cell>
          <table:table-cell office:value-type="percentage" office:value="0.8065511356176972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24" table:style-name="ce46">
            <text:p>73.324</text:p>
          </table:table-cell>
          <table:table-cell office:value-type="percentage" office:value="1" table:style-name="ce47">
            <text:p>100,0%</text:p>
          </table:table-cell>
          <table:table-cell office:value-type="float" office:value="102818" table:style-name="ce46">
            <text:p>102.818</text:p>
          </table:table-cell>
          <table:table-cell office:value-type="percentage" office:value="0.9992128203383901" table:style-name="ce47">
            <text:p>99,9%</text:p>
          </table:table-cell>
          <table:table-cell office:value-type="float" office:value="145562" table:style-name="ce46">
            <text:p>145.562</text:p>
          </table:table-cell>
          <table:table-cell office:value-type="percentage" office:value="0.99083105868258581" table:style-name="ce47">
            <text:p>99,1%</text:p>
          </table:table-cell>
          <table:table-cell office:value-type="float" office:value="206668" table:style-name="ce46">
            <text:p>206.668</text:p>
          </table:table-cell>
          <table:table-cell office:value-type="percentage" office:value="0.96910755148741423" table:style-name="ce47">
            <text:p>96,9%</text:p>
          </table:table-cell>
          <table:table-cell office:value-type="float" office:value="230455" table:style-name="ce46">
            <text:p>230.455</text:p>
          </table:table-cell>
          <table:table-cell office:value-type="percentage" office:value="0.90674268267252134" table:style-name="ce47">
            <text:p>90,7%</text:p>
          </table:table-cell>
          <table:table-cell office:value-type="float" office:value="166814" table:style-name="ce46">
            <text:p>166.814</text:p>
          </table:table-cell>
          <table:table-cell office:value-type="percentage" office:value="0.79814165346908894" table:style-name="ce47">
            <text:p>79,8%</text:p>
          </table:table-cell>
          <table:table-cell office:value-type="float" office:value="140869" table:style-name="ce46">
            <text:p>140.869</text:p>
          </table:table-cell>
          <table:table-cell office:value-type="percentage" office:value="0.81782662207979195" table:style-name="ce47">
            <text:p>81,8%</text:p>
          </table:table-cell>
          <table:table-cell office:value-type="float" office:value="120911" table:style-name="ce46">
            <text:p>120.911</text:p>
          </table:table-cell>
          <table:table-cell office:value-type="percentage" office:value="0.85212200656828341" table:style-name="ce47">
            <text:p>85,2%</text:p>
          </table:table-cell>
          <table:table-cell office:value-type="float" office:value="1187421" table:style-name="ce46">
            <text:p>1.187.42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633345978321356" table:style-name="ce47">
            <text:p>90,6%</text:p>
          </table:table-cell>
          <table:table-cell office:value-type="percentage" office:value="0.78572057189705746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7" table:style-name="ce46">
            <text:p>42.177</text:p>
          </table:table-cell>
          <table:table-cell office:value-type="percentage" office:value="1" table:style-name="ce47">
            <text:p>100,0%</text:p>
          </table:table-cell>
          <table:table-cell office:value-type="float" office:value="55816" table:style-name="ce46">
            <text:p>55.816</text:p>
          </table:table-cell>
          <table:table-cell office:value-type="percentage" office:value="1" table:style-name="ce47">
            <text:p>100,0%</text:p>
          </table:table-cell>
          <table:table-cell office:value-type="float" office:value="70518" table:style-name="ce46">
            <text:p>70.518</text:p>
          </table:table-cell>
          <table:table-cell office:value-type="percentage" office:value="0.95495910297383668" table:style-name="ce47">
            <text:p>95,5%</text:p>
          </table:table-cell>
          <table:table-cell office:value-type="float" office:value="91643" table:style-name="ce46">
            <text:p>91.643</text:p>
          </table:table-cell>
          <table:table-cell office:value-type="percentage" office:value="0.94776304631104313" table:style-name="ce47">
            <text:p>94,8%</text:p>
          </table:table-cell>
          <table:table-cell office:value-type="float" office:value="95234" table:style-name="ce46">
            <text:p>95.234</text:p>
          </table:table-cell>
          <table:table-cell office:value-type="percentage" office:value="0.88177996703764749" table:style-name="ce47">
            <text:p>88,2%</text:p>
          </table:table-cell>
          <table:table-cell office:value-type="float" office:value="64249" table:style-name="ce46">
            <text:p>64.249</text:p>
          </table:table-cell>
          <table:table-cell office:value-type="percentage" office:value="0.78987226613884753" table:style-name="ce47">
            <text:p>79,0%</text:p>
          </table:table-cell>
          <table:table-cell office:value-type="float" office:value="57417" table:style-name="ce46">
            <text:p>57.417</text:p>
          </table:table-cell>
          <table:table-cell office:value-type="percentage" office:value="0.84279360605927167" table:style-name="ce47">
            <text:p>84,3%</text:p>
          </table:table-cell>
          <table:table-cell office:value-type="float" office:value="50139" table:style-name="ce46">
            <text:p>50.139</text:p>
          </table:table-cell>
          <table:table-cell office:value-type="percentage" office:value="0.88917854862736756" table:style-name="ce47">
            <text:p>88,9%</text:p>
          </table:table-cell>
          <table:table-cell office:value-type="float" office:value="527193" table:style-name="ce46">
            <text:p>527.19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83645420862335" table:style-name="ce47">
            <text:p>90,7%</text:p>
          </table:table-cell>
          <table:table-cell office:value-type="percentage" office:value="0.79733120386208645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59" table:style-name="ce46">
            <text:p>162.059</text:p>
          </table:table-cell>
          <table:table-cell office:value-type="percentage" office:value="1.0260145615701171" table:style-name="ce47">
            <text:p>102,6%</text:p>
          </table:table-cell>
          <table:table-cell office:value-type="float" office:value="212271" table:style-name="ce46">
            <text:p>212.271</text:p>
          </table:table-cell>
          <table:table-cell office:value-type="percentage" office:value="0.99619862869049802" table:style-name="ce47">
            <text:p>99,6%</text:p>
          </table:table-cell>
          <table:table-cell office:value-type="float" office:value="269686" table:style-name="ce46">
            <text:p>269.686</text:p>
          </table:table-cell>
          <table:table-cell office:value-type="percentage" office:value="0.9627551147904998" table:style-name="ce47">
            <text:p>96,3%</text:p>
          </table:table-cell>
          <table:table-cell office:value-type="float" office:value="321184" table:style-name="ce46">
            <text:p>321.184</text:p>
          </table:table-cell>
          <table:table-cell office:value-type="percentage" office:value="0.94472273124358408" table:style-name="ce47">
            <text:p>94,5%</text:p>
          </table:table-cell>
          <table:table-cell office:value-type="float" office:value="318806" table:style-name="ce46">
            <text:p>318.806</text:p>
          </table:table-cell>
          <table:table-cell office:value-type="percentage" office:value="0.88035611225709887" table:style-name="ce47">
            <text:p>88,0%</text:p>
          </table:table-cell>
          <table:table-cell office:value-type="float" office:value="202220" table:style-name="ce46">
            <text:p>202.220</text:p>
          </table:table-cell>
          <table:table-cell office:value-type="percentage" office:value="0.77614827494885685" table:style-name="ce47">
            <text:p>77,6%</text:p>
          </table:table-cell>
          <table:table-cell office:value-type="float" office:value="165015" table:style-name="ce46">
            <text:p>165.015</text:p>
          </table:table-cell>
          <table:table-cell office:value-type="percentage" office:value="0.81879484354997167" table:style-name="ce47">
            <text:p>81,9%</text:p>
          </table:table-cell>
          <table:table-cell office:value-type="float" office:value="148891" table:style-name="ce46">
            <text:p>148.891</text:p>
          </table:table-cell>
          <table:table-cell office:value-type="percentage" office:value="0.88307059060768889" table:style-name="ce47">
            <text:p>88,3%</text:p>
          </table:table-cell>
          <table:table-cell office:value-type="float" office:value="1800132" table:style-name="ce46">
            <text:p>1.800.13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735066481244675" table:style-name="ce47">
            <text:p>90,7%</text:p>
          </table:table-cell>
          <table:table-cell office:value-type="percentage" office:value="0.81068622258730449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2" table:style-name="ce46">
            <text:p>3.852</text:p>
          </table:table-cell>
          <table:table-cell office:value-type="percentage" office:value="0.89207966651227422" table:style-name="ce47">
            <text:p>89,2%</text:p>
          </table:table-cell>
          <table:table-cell office:value-type="float" office:value="7510" table:style-name="ce46">
            <text:p>7.510</text:p>
          </table:table-cell>
          <table:table-cell office:value-type="percentage" office:value="0.95583556064655717" table:style-name="ce47">
            <text:p>95,6%</text:p>
          </table:table-cell>
          <table:table-cell office:value-type="float" office:value="10479" table:style-name="ce46">
            <text:p>10.479</text:p>
          </table:table-cell>
          <table:table-cell office:value-type="percentage" office:value="0.90680166147455865" table:style-name="ce47">
            <text:p>90,7%</text:p>
          </table:table-cell>
          <table:table-cell office:value-type="float" office:value="11000" table:style-name="ce46">
            <text:p>11.000</text:p>
          </table:table-cell>
          <table:table-cell office:value-type="percentage" office:value="0.87011548805568739" table:style-name="ce47">
            <text:p>87,0%</text:p>
          </table:table-cell>
          <table:table-cell office:value-type="float" office:value="9035" table:style-name="ce46">
            <text:p>9.035</text:p>
          </table:table-cell>
          <table:table-cell office:value-type="percentage" office:value="0.75962670253909537" table:style-name="ce47">
            <text:p>76,0%</text:p>
          </table:table-cell>
          <table:table-cell office:value-type="float" office:value="8743" table:style-name="ce46">
            <text:p>8.743</text:p>
          </table:table-cell>
          <table:table-cell office:value-type="percentage" office:value="0.79720981125193768" table:style-name="ce47">
            <text:p>79,7%</text:p>
          </table:table-cell>
          <table:table-cell office:value-type="float" office:value="8103" table:style-name="ce46">
            <text:p>8.103</text:p>
          </table:table-cell>
          <table:table-cell office:value-type="percentage" office:value="0.88790269559500323" table:style-name="ce47">
            <text:p>88,8%</text:p>
          </table:table-cell>
          <table:table-cell office:value-type="float" office:value="61101" table:style-name="ce46">
            <text:p>61.10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100190234622698" table:style-name="ce47">
            <text:p>86,1%</text:p>
          </table:table-cell>
          <table:table-cell office:value-type="percentage" office:value="0.72564784684449302" table:style-name="ce47">
            <text:p>7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0" table:style-name="ce46">
            <text:p>2.040</text:p>
          </table:table-cell>
          <table:table-cell office:value-type="percentage" office:value="0.8684546615581098" table:style-name="ce47">
            <text:p>86,8%</text:p>
          </table:table-cell>
          <table:table-cell office:value-type="float" office:value="3353" table:style-name="ce46">
            <text:p>3.353</text:p>
          </table:table-cell>
          <table:table-cell office:value-type="percentage" office:value="0.89461045891141944" table:style-name="ce47">
            <text:p>89,5%</text:p>
          </table:table-cell>
          <table:table-cell office:value-type="float" office:value="7264" table:style-name="ce46">
            <text:p>7.264</text:p>
          </table:table-cell>
          <table:table-cell office:value-type="percentage" office:value="0.92806950300242752" table:style-name="ce47">
            <text:p>92,8%</text:p>
          </table:table-cell>
          <table:table-cell office:value-type="float" office:value="9841" table:style-name="ce46">
            <text:p>9.841</text:p>
          </table:table-cell>
          <table:table-cell office:value-type="percentage" office:value="0.87096203203823352" table:style-name="ce47">
            <text:p>87,1%</text:p>
          </table:table-cell>
          <table:table-cell office:value-type="float" office:value="10294" table:style-name="ce46">
            <text:p>10.294</text:p>
          </table:table-cell>
          <table:table-cell office:value-type="percentage" office:value="0.85769038493584404" table:style-name="ce47">
            <text:p>85,8%</text:p>
          </table:table-cell>
          <table:table-cell office:value-type="float" office:value="8759" table:style-name="ce46">
            <text:p>8.759</text:p>
          </table:table-cell>
          <table:table-cell office:value-type="percentage" office:value="0.72191543723728668" table:style-name="ce47">
            <text:p>72,2%</text:p>
          </table:table-cell>
          <table:table-cell office:value-type="float" office:value="8689" table:style-name="ce46">
            <text:p>8.689</text:p>
          </table:table-cell>
          <table:table-cell office:value-type="percentage" office:value="0.72438516048353485" table:style-name="ce47">
            <text:p>72,4%</text:p>
          </table:table-cell>
          <table:table-cell office:value-type="float" office:value="8009" table:style-name="ce46">
            <text:p>8.009</text:p>
          </table:table-cell>
          <table:table-cell office:value-type="percentage" office:value="0.83653645289325251" table:style-name="ce47">
            <text:p>83,7%</text:p>
          </table:table-cell>
          <table:table-cell office:value-type="float" office:value="58249" table:style-name="ce46">
            <text:p>58.24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125283742439414" table:style-name="ce47">
            <text:p>82,1%</text:p>
          </table:table-cell>
          <table:table-cell office:value-type="percentage" office:value="0.66894437043502231" table:style-name="ce47">
            <text:p>6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57" table:style-name="ce46">
            <text:p>3.557</text:p>
          </table:table-cell>
          <table:table-cell office:value-type="string" table:style-name="ce47">
            <text:p>-</text:p>
          </table:table-cell>
          <table:table-cell office:value-type="float" office:value="9393" table:style-name="ce46">
            <text:p>9.393</text:p>
          </table:table-cell>
          <table:table-cell office:value-type="string" table:style-name="ce47">
            <text:p>-</text:p>
          </table:table-cell>
          <table:table-cell office:value-type="float" office:value="21885" table:style-name="ce46">
            <text:p>21.885</text:p>
          </table:table-cell>
          <table:table-cell office:value-type="string" table:style-name="ce47">
            <text:p>-</text:p>
          </table:table-cell>
          <table:table-cell office:value-type="float" office:value="31581" table:style-name="ce46">
            <text:p>31.581</text:p>
          </table:table-cell>
          <table:table-cell office:value-type="string" table:style-name="ce47">
            <text:p>-</text:p>
          </table:table-cell>
          <table:table-cell office:value-type="float" office:value="23581" table:style-name="ce46">
            <text:p>23.581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1266" table:style-name="ce46">
            <text:p>91.26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6" table:style-name="ce49">
            <text:p>46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59" table:style-name="ce49">
            <text:p>859</text:p>
          </table:table-cell>
          <table:table-cell office:value-type="string" table:style-name="ce50">
            <text:p>-</text:p>
          </table:table-cell>
          <table:table-cell office:value-type="float" office:value="1774" table:style-name="ce49">
            <text:p>1.774</text:p>
          </table:table-cell>
          <table:table-cell office:value-type="string" table:style-name="ce50">
            <text:p>-</text:p>
          </table:table-cell>
          <table:table-cell office:value-type="float" office:value="2166" table:style-name="ce49">
            <text:p>2.166</text:p>
          </table:table-cell>
          <table:table-cell office:value-type="string" table:style-name="ce50">
            <text:p>-</text:p>
          </table:table-cell>
          <table:table-cell office:value-type="float" office:value="1951" table:style-name="ce49">
            <text:p>1.951</text:p>
          </table:table-cell>
          <table:table-cell office:value-type="string" table:style-name="ce50">
            <text:p>-</text:p>
          </table:table-cell>
          <table:table-cell office:value-type="float" office:value="239" table:style-name="ce49">
            <text:p>239</text:p>
          </table:table-cell>
          <table:table-cell office:value-type="string" table:style-name="ce50">
            <text:p>-</text:p>
          </table:table-cell>
          <table:table-cell office:value-type="float" office:value="7343" table:style-name="ce49">
            <text:p>7.34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2400" table:style-name="ce53">
            <text:p>2.912.400</text:p>
          </table:table-cell>
          <table:table-cell office:value-type="percentage" office:value="1" table:style-name="ce54">
            <text:p>100,0%</text:p>
          </table:table-cell>
          <table:table-cell office:value-type="float" office:value="3930605" table:style-name="ce53">
            <text:p>3.930.605</text:p>
          </table:table-cell>
          <table:table-cell office:value-type="percentage" office:value="0.99256574104587192" table:style-name="ce54">
            <text:p>99,3%</text:p>
          </table:table-cell>
          <table:table-cell office:value-type="float" office:value="5204279" table:style-name="ce53">
            <text:p>5.204.279</text:p>
          </table:table-cell>
          <table:table-cell office:value-type="percentage" office:value="0.97513446728172049" table:style-name="ce54">
            <text:p>97,5%</text:p>
          </table:table-cell>
          <table:table-cell office:value-type="float" office:value="6650736" table:style-name="ce53">
            <text:p>6.650.736</text:p>
          </table:table-cell>
          <table:table-cell office:value-type="percentage" office:value="0.94560594974824075" table:style-name="ce54">
            <text:p>94,6%</text:p>
          </table:table-cell>
          <table:table-cell office:value-type="float" office:value="6947828" table:style-name="ce53">
            <text:p>6.947.828</text:p>
          </table:table-cell>
          <table:table-cell office:value-type="percentage" office:value="0.88039274496856645" table:style-name="ce54">
            <text:p>88,0%</text:p>
          </table:table-cell>
          <table:table-cell office:value-type="float" office:value="4882728" table:style-name="ce53">
            <text:p>4.882.728</text:p>
          </table:table-cell>
          <table:table-cell office:value-type="percentage" office:value="0.78369376748181463" table:style-name="ce54">
            <text:p>78,4%</text:p>
          </table:table-cell>
          <table:table-cell office:value-type="float" office:value="3977671" table:style-name="ce53">
            <text:p>3.977.671</text:p>
          </table:table-cell>
          <table:table-cell office:value-type="percentage" office:value="0.80444097042454055" table:style-name="ce54">
            <text:p>80,4%</text:p>
          </table:table-cell>
          <table:table-cell office:value-type="float" office:value="3347123" table:style-name="ce53">
            <text:p>3.347.123</text:p>
          </table:table-cell>
          <table:table-cell office:value-type="percentage" office:value="0.86073367713412707" table:style-name="ce54">
            <text:p>86,1%</text:p>
          </table:table-cell>
          <table:table-cell office:value-type="float" office:value="37853370" table:style-name="ce53">
            <text:p>37.853.37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870668272212983" table:style-name="ce54">
            <text:p>89,9%</text:p>
          </table:table-cell>
          <table:table-cell office:value-type="percentage" office:value="0.79773942670507414" table:style-name="ce54">
            <text:p>79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67"/>
          <table:table-cell office:value-type="string" table:number-columns-spanned="2" table:number-rows-spanned="1" table:style-name="ce68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2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31158" table:style-name="ce60">
            <text:p>931.158</text:p>
          </table:table-cell>
          <table:table-cell office:value-type="percentage" office:value="0.86103050915163581" table:style-name="ce61">
            <text:p>86,1%</text:p>
          </table:table-cell>
          <table:table-cell office:value-type="float" office:value="602179" table:style-name="ce60">
            <text:p>602.179</text:p>
          </table:table-cell>
          <table:table-cell office:value-type="percentage" office:value="0.65275441182846983" table:style-name="ce61">
            <text:p>65,3%</text:p>
          </table:table-cell>
          <table:table-cell office:value-type="float" office:value="126704" table:style-name="ce60">
            <text:p>126.704</text:p>
          </table:table-cell>
          <table:table-cell office:value-type="percentage" office:value="0.1045020227554837" table:style-name="ce61">
            <text:p>10,5%</text:p>
          </table:table-cell>
          <table:table-cell office:value-type="float" office:value="111715" table:style-name="ce60">
            <text:p>111.715</text:p>
          </table:table-cell>
          <table:table-cell office:value-type="percentage" office:value="8.9367281407541688E-2" table:style-name="ce61">
            <text:p>8,9%</text:p>
          </table:table-cell>
          <table:table-cell office:value-type="float" office:value="130575" table:style-name="ce60">
            <text:p>130.575</text:p>
          </table:table-cell>
          <table:table-cell office:value-type="percentage" office:value="0.40989524637662961" table:style-name="ce44">
            <text:p>41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3069" table:style-name="ce7">
            <text:p>193.069</text:p>
          </table:table-cell>
          <table:table-cell office:value-type="percentage" office:value="0.88034343922557468" table:style-name="ce47">
            <text:p>88,0%</text:p>
          </table:table-cell>
          <table:table-cell office:value-type="float" office:value="110018" table:style-name="ce7">
            <text:p>110.018</text:p>
          </table:table-cell>
          <table:table-cell office:value-type="percentage" office:value="0.71907189542483663" table:style-name="ce47">
            <text:p>71,9%</text:p>
          </table:table-cell>
          <table:table-cell office:value-type="float" office:value="22212" table:style-name="ce7">
            <text:p>22.212</text:p>
          </table:table-cell>
          <table:table-cell office:value-type="percentage" office:value="0.12020391155174093" table:style-name="ce47">
            <text:p>12,0%</text:p>
          </table:table-cell>
          <table:table-cell office:value-type="float" office:value="25444" table:style-name="ce7">
            <text:p>25.444</text:p>
          </table:table-cell>
          <table:table-cell office:value-type="percentage" office:value="0.13590791336164304" table:style-name="ce47">
            <text:p>13,6%</text:p>
          </table:table-cell>
          <table:table-cell office:value-type="float" office:value="27649" table:style-name="ce7">
            <text:p>27.649</text:p>
          </table:table-cell>
          <table:table-cell office:value-type="percentage" office:value="0.47104622042012367" table:style-name="ce47">
            <text:p>47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6607" table:style-name="ce7">
            <text:p>186.607</text:p>
          </table:table-cell>
          <table:table-cell office:value-type="percentage" office:value="0.92236781620558239" table:style-name="ce47">
            <text:p>92,2%</text:p>
          </table:table-cell>
          <table:table-cell office:value-type="float" office:value="126607" table:style-name="ce7">
            <text:p>126.607</text:p>
          </table:table-cell>
          <table:table-cell office:value-type="percentage" office:value="0.85849222924408042" table:style-name="ce47">
            <text:p>85,8%</text:p>
          </table:table-cell>
          <table:table-cell office:value-type="float" office:value="62123" table:style-name="ce7">
            <text:p>62.123</text:p>
          </table:table-cell>
          <table:table-cell office:value-type="percentage" office:value="0.40774360388033448" table:style-name="ce47">
            <text:p>40,8%</text:p>
          </table:table-cell>
          <table:table-cell office:value-type="float" office:value="25707" table:style-name="ce7">
            <text:p>25.707</text:p>
          </table:table-cell>
          <table:table-cell office:value-type="percentage" office:value="0.17093443091674368" table:style-name="ce47">
            <text:p>17,1%</text:p>
          </table:table-cell>
          <table:table-cell office:value-type="float" office:value="36428" table:style-name="ce7">
            <text:p>36.428</text:p>
          </table:table-cell>
          <table:table-cell office:value-type="percentage" office:value="0.80498530484166797" table:style-name="ce47">
            <text:p>80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08379" table:style-name="ce7">
            <text:p>108.379</text:p>
          </table:table-cell>
          <table:table-cell office:value-type="percentage" office:value="0.83113367433799334" table:style-name="ce47">
            <text:p>83,1%</text:p>
          </table:table-cell>
          <table:table-cell office:value-type="float" office:value="60644" table:style-name="ce7">
            <text:p>60.644</text:p>
          </table:table-cell>
          <table:table-cell office:value-type="percentage" office:value="0.55124895465949164" table:style-name="ce47">
            <text:p>55,1%</text:p>
          </table:table-cell>
          <table:table-cell office:value-type="float" office:value="20237" table:style-name="ce7">
            <text:p>20.237</text:p>
          </table:table-cell>
          <table:table-cell office:value-type="percentage" office:value="0.13453215888316436" table:style-name="ce47">
            <text:p>13,5%</text:p>
          </table:table-cell>
          <table:table-cell office:value-type="float" office:value="16756" table:style-name="ce7">
            <text:p>16.756</text:p>
          </table:table-cell>
          <table:table-cell office:value-type="percentage" office:value="9.9206043777123873E-2" table:style-name="ce47">
            <text:p>9,9%</text:p>
          </table:table-cell>
          <table:table-cell office:value-type="float" office:value="20862" table:style-name="ce7">
            <text:p>20.862</text:p>
          </table:table-cell>
          <table:table-cell office:value-type="percentage" office:value="0.40990274093722368" table:style-name="ce47">
            <text:p>41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194019" table:style-name="ce7">
            <text:p>194.019</text:p>
          </table:table-cell>
          <table:table-cell office:value-type="percentage" office:value="0.79813320937426724" table:style-name="ce47">
            <text:p>79,8%</text:p>
          </table:table-cell>
          <table:table-cell office:value-type="float" office:value="127162" table:style-name="ce7">
            <text:p>127.162</text:p>
          </table:table-cell>
          <table:table-cell office:value-type="percentage" office:value="0.57323560171661436" table:style-name="ce47">
            <text:p>57,3%</text:p>
          </table:table-cell>
          <table:table-cell office:value-type="float" office:value="81288" table:style-name="ce7">
            <text:p>81.288</text:p>
          </table:table-cell>
          <table:table-cell office:value-type="percentage" office:value="0.25406628577143786" table:style-name="ce47">
            <text:p>25,4%</text:p>
          </table:table-cell>
          <table:table-cell office:value-type="float" office:value="48243" table:style-name="ce7">
            <text:p>48.243</text:p>
          </table:table-cell>
          <table:table-cell office:value-type="percentage" office:value="0.15242316915581647" table:style-name="ce47">
            <text:p>15,2%</text:p>
          </table:table-cell>
          <table:table-cell office:value-type="float" office:value="74393" table:style-name="ce7">
            <text:p>74.393</text:p>
          </table:table-cell>
          <table:table-cell office:value-type="percentage" office:value="0.55473282328904006" table:style-name="ce47">
            <text:p>55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7543" table:style-name="ce7">
            <text:p>87.543</text:p>
          </table:table-cell>
          <table:table-cell office:value-type="percentage" office:value="0.89275844134653626" table:style-name="ce47">
            <text:p>89,3%</text:p>
          </table:table-cell>
          <table:table-cell office:value-type="float" office:value="55762" table:style-name="ce7">
            <text:p>55.762</text:p>
          </table:table-cell>
          <table:table-cell office:value-type="percentage" office:value="0.73276564430077007" table:style-name="ce47">
            <text:p>73,3%</text:p>
          </table:table-cell>
          <table:table-cell office:value-type="float" office:value="11912" table:style-name="ce7">
            <text:p>11.912</text:p>
          </table:table-cell>
          <table:table-cell office:value-type="percentage" office:value="0.14171167527183612" table:style-name="ce47">
            <text:p>14,2%</text:p>
          </table:table-cell>
          <table:table-cell office:value-type="float" office:value="12328" table:style-name="ce7">
            <text:p>12.328</text:p>
          </table:table-cell>
          <table:table-cell office:value-type="percentage" office:value="0.14092686161091933" table:style-name="ce47">
            <text:p>14,1%</text:p>
          </table:table-cell>
          <table:table-cell office:value-type="float" office:value="15859" table:style-name="ce7">
            <text:p>15.859</text:p>
          </table:table-cell>
          <table:table-cell office:value-type="percentage" office:value="0.74824251002594955" table:style-name="ce47">
            <text:p>74,8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38358" table:style-name="ce7">
            <text:p>438.358</text:p>
          </table:table-cell>
          <table:table-cell office:value-type="percentage" office:value="0.91692499487527035" table:style-name="ce47">
            <text:p>91,7%</text:p>
          </table:table-cell>
          <table:table-cell office:value-type="float" office:value="270326" table:style-name="ce7">
            <text:p>270.326</text:p>
          </table:table-cell>
          <table:table-cell office:value-type="percentage" office:value="0.84123294278734695" table:style-name="ce47">
            <text:p>84,1%</text:p>
          </table:table-cell>
          <table:table-cell office:value-type="float" office:value="80523" table:style-name="ce7">
            <text:p>80.523</text:p>
          </table:table-cell>
          <table:table-cell office:value-type="percentage" office:value="0.22939587832101691" table:style-name="ce47">
            <text:p>22,9%</text:p>
          </table:table-cell>
          <table:table-cell office:value-type="float" office:value="58529" table:style-name="ce7">
            <text:p>58.529</text:p>
          </table:table-cell>
          <table:table-cell office:value-type="percentage" office:value="0.18355301740223981" table:style-name="ce47">
            <text:p>18,4%</text:p>
          </table:table-cell>
          <table:table-cell office:value-type="float" office:value="72973" table:style-name="ce7">
            <text:p>72.973</text:p>
          </table:table-cell>
          <table:table-cell office:value-type="percentage" office:value="0.76353154133489587" table:style-name="ce47">
            <text:p>76,4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3421" table:style-name="ce7">
            <text:p>263.421</text:p>
          </table:table-cell>
          <table:table-cell office:value-type="percentage" office:value="0.89170113806386964" table:style-name="ce47">
            <text:p>89,2%</text:p>
          </table:table-cell>
          <table:table-cell office:value-type="float" office:value="162025" table:style-name="ce7">
            <text:p>162.025</text:p>
          </table:table-cell>
          <table:table-cell office:value-type="percentage" office:value="0.75573829369429035" table:style-name="ce47">
            <text:p>75,6%</text:p>
          </table:table-cell>
          <table:table-cell office:value-type="float" office:value="60214" table:style-name="ce7">
            <text:p>60.214</text:p>
          </table:table-cell>
          <table:table-cell office:value-type="percentage" office:value="0.21584863996788117" table:style-name="ce47">
            <text:p>21,6%</text:p>
          </table:table-cell>
          <table:table-cell office:value-type="float" office:value="45288" table:style-name="ce7">
            <text:p>45.288</text:p>
          </table:table-cell>
          <table:table-cell office:value-type="percentage" office:value="0.16255621879475518" table:style-name="ce47">
            <text:p>16,3%</text:p>
          </table:table-cell>
          <table:table-cell office:value-type="float" office:value="56978" table:style-name="ce7">
            <text:p>56.978</text:p>
          </table:table-cell>
          <table:table-cell office:value-type="percentage" office:value="0.73746473039786697" table:style-name="ce47">
            <text:p>73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897369" table:style-name="ce7">
            <text:p>897.369</text:p>
          </table:table-cell>
          <table:table-cell office:value-type="percentage" office:value="0.83857640803281908" table:style-name="ce47">
            <text:p>83,9%</text:p>
          </table:table-cell>
          <table:table-cell office:value-type="float" office:value="542438" table:style-name="ce7">
            <text:p>542.438</text:p>
          </table:table-cell>
          <table:table-cell office:value-type="percentage" office:value="0.69185255287696878" table:style-name="ce47">
            <text:p>69,2%</text:p>
          </table:table-cell>
          <table:table-cell office:value-type="float" office:value="152136" table:style-name="ce7">
            <text:p>152.136</text:p>
          </table:table-cell>
          <table:table-cell office:value-type="percentage" office:value="0.14879423037989786" table:style-name="ce47">
            <text:p>14,9%</text:p>
          </table:table-cell>
          <table:table-cell office:value-type="float" office:value="146856" table:style-name="ce7">
            <text:p>146.856</text:p>
          </table:table-cell>
          <table:table-cell office:value-type="percentage" office:value="0.13010682764938417" table:style-name="ce47">
            <text:p>13,0%</text:p>
          </table:table-cell>
          <table:table-cell office:value-type="float" office:value="149815" table:style-name="ce7">
            <text:p>149.815</text:p>
          </table:table-cell>
          <table:table-cell office:value-type="percentage" office:value="0.43161415598783076" table:style-name="ce47">
            <text:p>43,2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41732" table:style-name="ce7">
            <text:p>641.732</text:p>
          </table:table-cell>
          <table:table-cell office:value-type="percentage" office:value="0.88427063367501746" table:style-name="ce47">
            <text:p>88,4%</text:p>
          </table:table-cell>
          <table:table-cell office:value-type="float" office:value="372614" table:style-name="ce7">
            <text:p>372.614</text:p>
          </table:table-cell>
          <table:table-cell office:value-type="percentage" office:value="0.66462613063354725" table:style-name="ce47">
            <text:p>66,5%</text:p>
          </table:table-cell>
          <table:table-cell office:value-type="float" office:value="125323" table:style-name="ce7">
            <text:p>125.323</text:p>
          </table:table-cell>
          <table:table-cell office:value-type="percentage" office:value="0.17612156762993433" table:style-name="ce47">
            <text:p>17,6%</text:p>
          </table:table-cell>
          <table:table-cell office:value-type="float" office:value="92987" table:style-name="ce7">
            <text:p>92.987</text:p>
          </table:table-cell>
          <table:table-cell office:value-type="percentage" office:value="0.1238779485075283" table:style-name="ce47">
            <text:p>12,4%</text:p>
          </table:table-cell>
          <table:table-cell office:value-type="float" office:value="146104" table:style-name="ce7">
            <text:p>146.104</text:p>
          </table:table-cell>
          <table:table-cell office:value-type="percentage" office:value="0.69261655881864936" table:style-name="ce47">
            <text:p>69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0860" table:style-name="ce7">
            <text:p>150.860</text:p>
          </table:table-cell>
          <table:table-cell office:value-type="percentage" office:value="0.87085526923432155" table:style-name="ce47">
            <text:p>87,1%</text:p>
          </table:table-cell>
          <table:table-cell office:value-type="float" office:value="106784" table:style-name="ce7">
            <text:p>106.784</text:p>
          </table:table-cell>
          <table:table-cell office:value-type="percentage" office:value="0.81808640225543749" table:style-name="ce47">
            <text:p>81,8%</text:p>
          </table:table-cell>
          <table:table-cell office:value-type="float" office:value="37017" table:style-name="ce7">
            <text:p>37.017</text:p>
          </table:table-cell>
          <table:table-cell office:value-type="percentage" office:value="0.23033557548114916" table:style-name="ce47">
            <text:p>23,0%</text:p>
          </table:table-cell>
          <table:table-cell office:value-type="float" office:value="22838" table:style-name="ce7">
            <text:p>22.838</text:p>
          </table:table-cell>
          <table:table-cell office:value-type="percentage" office:value="0.1574426428413854" table:style-name="ce47">
            <text:p>15,7%</text:p>
          </table:table-cell>
          <table:table-cell office:value-type="float" office:value="31079" table:style-name="ce7">
            <text:p>31.079</text:p>
          </table:table-cell>
          <table:table-cell office:value-type="percentage" office:value="0.7795084023074994" table:style-name="ce47">
            <text:p>78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2928" table:style-name="ce7">
            <text:p>492.928</text:p>
          </table:table-cell>
          <table:table-cell office:value-type="percentage" office:value="0.9272657841619435" table:style-name="ce47">
            <text:p>92,7%</text:p>
          </table:table-cell>
          <table:table-cell office:value-type="float" office:value="319292" table:style-name="ce7">
            <text:p>319.292</text:p>
          </table:table-cell>
          <table:table-cell office:value-type="percentage" office:value="0.92377574225056269" table:style-name="ce47">
            <text:p>92,4%</text:p>
          </table:table-cell>
          <table:table-cell office:value-type="float" office:value="337795" table:style-name="ce7">
            <text:p>337.795</text:p>
          </table:table-cell>
          <table:table-cell office:value-type="percentage" office:value="0.86647873017175925" table:style-name="ce47">
            <text:p>86,6%</text:p>
          </table:table-cell>
          <table:table-cell office:value-type="float" office:value="59691" table:style-name="ce7">
            <text:p>59.691</text:p>
          </table:table-cell>
          <table:table-cell office:value-type="percentage" office:value="0.14674169567526107" table:style-name="ce47">
            <text:p>14,7%</text:p>
          </table:table-cell>
          <table:table-cell office:value-type="float" office:value="105368" table:style-name="ce7">
            <text:p>105.368</text:p>
          </table:table-cell>
          <table:table-cell office:value-type="percentage" office:value="0.85113532638109157" table:style-name="ce47">
            <text:p>85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481" table:style-name="ce7">
            <text:p>43.481</text:p>
          </table:table-cell>
          <table:table-cell office:value-type="percentage" office:value="0.83961225790256244" table:style-name="ce47">
            <text:p>84,0%</text:p>
          </table:table-cell>
          <table:table-cell office:value-type="float" office:value="30046" table:style-name="ce7">
            <text:p>30.046</text:p>
          </table:table-cell>
          <table:table-cell office:value-type="percentage" office:value="0.80853583057506528" table:style-name="ce47">
            <text:p>80,9%</text:p>
          </table:table-cell>
          <table:table-cell office:value-type="float" office:value="9174" table:style-name="ce7">
            <text:p>9.174</text:p>
          </table:table-cell>
          <table:table-cell office:value-type="percentage" office:value="0.20427521710086841" table:style-name="ce47">
            <text:p>20,4%</text:p>
          </table:table-cell>
          <table:table-cell office:value-type="float" office:value="8189" table:style-name="ce7">
            <text:p>8.189</text:p>
          </table:table-cell>
          <table:table-cell office:value-type="percentage" office:value="0.17372764494982709" table:style-name="ce47">
            <text:p>17,4%</text:p>
          </table:table-cell>
          <table:table-cell office:value-type="float" office:value="11297" table:style-name="ce7">
            <text:p>11.297</text:p>
          </table:table-cell>
          <table:table-cell office:value-type="percentage" office:value="0.8012056737588652" table:style-name="ce47">
            <text:p>80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20118" table:style-name="ce7">
            <text:p>720.118</text:p>
          </table:table-cell>
          <table:table-cell office:value-type="percentage" office:value="0.81622710971468471" table:style-name="ce47">
            <text:p>81,6%</text:p>
          </table:table-cell>
          <table:table-cell office:value-type="float" office:value="396630" table:style-name="ce7">
            <text:p>396.630</text:p>
          </table:table-cell>
          <table:table-cell office:value-type="percentage" office:value="0.58740332866329203" table:style-name="ce47">
            <text:p>58,7%</text:p>
          </table:table-cell>
          <table:table-cell office:value-type="float" office:value="231355" table:style-name="ce7">
            <text:p>231.355</text:p>
          </table:table-cell>
          <table:table-cell office:value-type="percentage" office:value="0.24686925122391576" table:style-name="ce47">
            <text:p>24,7%</text:p>
          </table:table-cell>
          <table:table-cell office:value-type="float" office:value="157928" table:style-name="ce7">
            <text:p>157.928</text:p>
          </table:table-cell>
          <table:table-cell office:value-type="percentage" office:value="0.15452550295053222" table:style-name="ce47">
            <text:p>15,5%</text:p>
          </table:table-cell>
          <table:table-cell office:value-type="float" office:value="142728" table:style-name="ce7">
            <text:p>142.728</text:p>
          </table:table-cell>
          <table:table-cell office:value-type="percentage" office:value="0.59777104876302001" table:style-name="ce47">
            <text:p>59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47687" table:style-name="ce7">
            <text:p>147.687</text:p>
          </table:table-cell>
          <table:table-cell office:value-type="percentage" office:value="0.8384542017236094" table:style-name="ce47">
            <text:p>83,8%</text:p>
          </table:table-cell>
          <table:table-cell office:value-type="float" office:value="93374" table:style-name="ce7">
            <text:p>93.374</text:p>
          </table:table-cell>
          <table:table-cell office:value-type="percentage" office:value="0.64147236229235649" table:style-name="ce47">
            <text:p>64,1%</text:p>
          </table:table-cell>
          <table:table-cell office:value-type="float" office:value="28384" table:style-name="ce7">
            <text:p>28.384</text:p>
          </table:table-cell>
          <table:table-cell office:value-type="percentage" office:value="0.13734104941258443" table:style-name="ce47">
            <text:p>13,7%</text:p>
          </table:table-cell>
          <table:table-cell office:value-type="float" office:value="32146" table:style-name="ce7">
            <text:p>32.146</text:p>
          </table:table-cell>
          <table:table-cell office:value-type="percentage" office:value="0.13948927122431712" table:style-name="ce47">
            <text:p>13,9%</text:p>
          </table:table-cell>
          <table:table-cell office:value-type="float" office:value="42869" table:style-name="ce7">
            <text:p>42.869</text:p>
          </table:table-cell>
          <table:table-cell office:value-type="percentage" office:value="0.6427907395189828" table:style-name="ce47">
            <text:p>64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788" table:style-name="ce7">
            <text:p>90.788</text:p>
          </table:table-cell>
          <table:table-cell office:value-type="percentage" office:value="0.92647434000387785" table:style-name="ce47">
            <text:p>92,6%</text:p>
          </table:table-cell>
          <table:table-cell office:value-type="float" office:value="60345" table:style-name="ce7">
            <text:p>60.345</text:p>
          </table:table-cell>
          <table:table-cell office:value-type="percentage" office:value="0.85573896026546414" table:style-name="ce47">
            <text:p>85,6%</text:p>
          </table:table-cell>
          <table:table-cell office:value-type="float" office:value="17679" table:style-name="ce7">
            <text:p>17.679</text:p>
          </table:table-cell>
          <table:table-cell office:value-type="percentage" office:value="0.19291162445576859" table:style-name="ce47">
            <text:p>19,3%</text:p>
          </table:table-cell>
          <table:table-cell office:value-type="float" office:value="13538" table:style-name="ce7">
            <text:p>13.538</text:p>
          </table:table-cell>
          <table:table-cell office:value-type="percentage" office:value="0.14215511266984479" table:style-name="ce47">
            <text:p>14,2%</text:p>
          </table:table-cell>
          <table:table-cell office:value-type="float" office:value="18517" table:style-name="ce7">
            <text:p>18.517</text:p>
          </table:table-cell>
          <table:table-cell office:value-type="percentage" office:value="0.7776984460310794" table:style-name="ce47">
            <text:p>77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27200" table:style-name="ce7">
            <text:p>327.200</text:p>
          </table:table-cell>
          <table:table-cell office:value-type="percentage" office:value="0.87409504982234931" table:style-name="ce47">
            <text:p>87,4%</text:p>
          </table:table-cell>
          <table:table-cell office:value-type="float" office:value="198041" table:style-name="ce7">
            <text:p>198.041</text:p>
          </table:table-cell>
          <table:table-cell office:value-type="percentage" office:value="0.73433919447060658" table:style-name="ce47">
            <text:p>73,4%</text:p>
          </table:table-cell>
          <table:table-cell office:value-type="float" office:value="85083" table:style-name="ce7">
            <text:p>85.083</text:p>
          </table:table-cell>
          <table:table-cell office:value-type="percentage" office:value="0.26490422935139984" table:style-name="ce47">
            <text:p>26,5%</text:p>
          </table:table-cell>
          <table:table-cell office:value-type="float" office:value="35552" table:style-name="ce7">
            <text:p>35.552</text:p>
          </table:table-cell>
          <table:table-cell office:value-type="percentage" office:value="0.11151609442733199" table:style-name="ce47">
            <text:p>11,2%</text:p>
          </table:table-cell>
          <table:table-cell office:value-type="float" office:value="71027" table:style-name="ce7">
            <text:p>71.027</text:p>
          </table:table-cell>
          <table:table-cell office:value-type="percentage" office:value="0.71737922815097621" table:style-name="ce47">
            <text:p>71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4942" table:style-name="ce7">
            <text:p>4.942</text:p>
          </table:table-cell>
          <table:table-cell office:value-type="percentage" office:value="0.79313111860054564" table:style-name="ce47">
            <text:p>79,3%</text:p>
          </table:table-cell>
          <table:table-cell office:value-type="float" office:value="5347" table:style-name="ce7">
            <text:p>5.347</text:p>
          </table:table-cell>
          <table:table-cell office:value-type="percentage" office:value="0.71198402130492677" table:style-name="ce47">
            <text:p>71,2%</text:p>
          </table:table-cell>
          <table:table-cell office:value-type="float" office:value="2063" table:style-name="ce7">
            <text:p>2.063</text:p>
          </table:table-cell>
          <table:table-cell office:value-type="percentage" office:value="0.1968699303368642" table:style-name="ce47">
            <text:p>19,7%</text:p>
          </table:table-cell>
          <table:table-cell office:value-type="float" office:value="1064" table:style-name="ce7">
            <text:p>1.064</text:p>
          </table:table-cell>
          <table:table-cell office:value-type="percentage" office:value="9.6727272727272731E-2" table:style-name="ce47">
            <text:p>9,7%</text:p>
          </table:table-cell>
          <table:table-cell office:value-type="float" office:value="1254" table:style-name="ce7">
            <text:p>1.254</text:p>
          </table:table-cell>
          <table:table-cell office:value-type="percentage" office:value="0.33800539083557951" table:style-name="ce47">
            <text:p>33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842" table:style-name="ce7">
            <text:p>3.842</text:p>
          </table:table-cell>
          <table:table-cell office:value-type="percentage" office:value="0.71240496940478393" table:style-name="ce47">
            <text:p>71,2%</text:p>
          </table:table-cell>
          <table:table-cell office:value-type="float" office:value="4411" table:style-name="ce7">
            <text:p>4.411</text:p>
          </table:table-cell>
          <table:table-cell office:value-type="percentage" office:value="0.60724118942731276" table:style-name="ce47">
            <text:p>60,7%</text:p>
          </table:table-cell>
          <table:table-cell office:value-type="float" office:value="4311" table:style-name="ce7">
            <text:p>4.311</text:p>
          </table:table-cell>
          <table:table-cell office:value-type="percentage" office:value="0.43806523727263491" table:style-name="ce47">
            <text:p>43,8%</text:p>
          </table:table-cell>
          <table:table-cell office:value-type="float" office:value="2150" table:style-name="ce7">
            <text:p>2.150</text:p>
          </table:table-cell>
          <table:table-cell office:value-type="percentage" office:value="0.20885952982319797" table:style-name="ce47">
            <text:p>20,9%</text:p>
          </table:table-cell>
          <table:table-cell office:value-type="float" office:value="941" table:style-name="ce7">
            <text:p>941</text:p>
          </table:table-cell>
          <table:table-cell office:value-type="percentage" office:value="0.21004464285714286" table:style-name="ce47">
            <text:p>21,0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5" table:style-name="ce47">
            <text:p>25,0%</text:p>
          </table:table-cell>
          <table:table-cell office:value-type="float" office:value="1859" table:style-name="ce7">
            <text:p>1.859</text:p>
          </table:table-cell>
          <table:table-cell office:value-type="percentage" office:value="0.52263143098116394" table:style-name="ce47">
            <text:p>52,3%</text:p>
          </table:table-cell>
          <table:table-cell office:value-type="float" office:value="2885" table:style-name="ce7">
            <text:p>2.885</text:p>
          </table:table-cell>
          <table:table-cell office:value-type="percentage" office:value="0.3071436175875652" table:style-name="ce47">
            <text:p>30,7%</text:p>
          </table:table-cell>
          <table:table-cell office:value-type="float" office:value="6891" table:style-name="ce7">
            <text:p>6.891</text:p>
          </table:table-cell>
          <table:table-cell office:value-type="percentage" office:value="0.31487320082248116" table:style-name="ce47">
            <text:p>31,5%</text:p>
          </table:table-cell>
          <table:table-cell office:value-type="float" office:value="938" table:style-name="ce7">
            <text:p>938</text:p>
          </table:table-cell>
          <table:table-cell office:value-type="percentage" office:value="0.74091627172195895" table:style-name="ce47">
            <text:p>74,1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" table:style-name="ce7">
            <text:p>1</text:p>
          </table:table-cell>
          <table:table-cell office:value-type="percentage" office:value="1.3157894736842105E-2" table:style-name="ce50">
            <text:p>1,3%</text:p>
          </table:table-cell>
          <table:table-cell office:value-type="float" office:value="2" table:style-name="ce7">
            <text:p>2</text:p>
          </table:table-cell>
          <table:table-cell office:value-type="percentage" office:value="7.1942446043165471E-3" table:style-name="ce50">
            <text:p>0,7%</text:p>
          </table:table-cell>
          <table:table-cell office:value-type="float" office:value="18" table:style-name="ce7">
            <text:p>18</text:p>
          </table:table-cell>
          <table:table-cell office:value-type="percentage" office:value="2.0954598370197905E-2" table:style-name="ce50">
            <text:p>2,1%</text:p>
          </table:table-cell>
          <table:table-cell office:value-type="float" office:value="26" table:style-name="ce7">
            <text:p>26</text:p>
          </table:table-cell>
          <table:table-cell office:value-type="percentage" office:value="1.4656144306651634E-2" table:style-name="ce50">
            <text:p>1,5%</text:p>
          </table:table-cell>
          <table:table-cell office:value-type="float" office:value="19" table:style-name="ce7">
            <text:p>19</text:p>
          </table:table-cell>
          <table:table-cell office:value-type="percentage" office:value="4.3478260869565218E-3" table:style-name="ce50">
            <text:p>0,4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5923512" table:style-name="ce65">
            <text:p>5.923.512</text:p>
          </table:table-cell>
          <table:table-cell office:value-type="percentage" office:value="0.86563023116306359" table:style-name="ce66">
            <text:p>86,56%</text:p>
          </table:table-cell>
          <table:table-cell office:value-type="float" office:value="3645906" table:style-name="ce65">
            <text:p>3.645.906</text:p>
          </table:table-cell>
          <table:table-cell office:value-type="percentage" office:value="0.70055928976905346" table:style-name="ce66">
            <text:p>70,06%</text:p>
          </table:table-cell>
          <table:table-cell office:value-type="float" office:value="1498436" table:style-name="ce65">
            <text:p>1.498.436</text:p>
          </table:table-cell>
          <table:table-cell office:value-type="percentage" office:value="0.2253037859268508" table:style-name="ce66">
            <text:p>22,53%</text:p>
          </table:table-cell>
          <table:table-cell office:value-type="float" office:value="923866" table:style-name="ce65">
            <text:p>923.866</text:p>
          </table:table-cell>
          <table:table-cell office:value-type="percentage" office:value="0.13297191582750753" table:style-name="ce66">
            <text:p>13,30%</text:p>
          </table:table-cell>
          <table:table-cell office:value-type="float" office:value="1157673" table:style-name="ce65">
            <text:p>1.157.673</text:p>
          </table:table-cell>
          <table:table-cell office:value-type="percentage" office:value="0.58484342683704327" table:style-name="ce66">
            <text:p>58,48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77"/>
          <table:table-cell office:value-type="string" table:number-columns-spanned="1" table:number-rows-spanned="2" table:style-name="ce78">
            <text:p>Población a vacunar 5-11 años</text:p>
          </table:table-cell>
          <table:table-cell office:value-type="string" table:number-columns-spanned="1" table:number-rows-spanned="2" table:style-name="ce78">
            <text:p>Nº Personas con al menos 1 dosis</text:p>
          </table:table-cell>
          <table:table-cell office:value-type="string" table:number-columns-spanned="1" table:number-rows-spanned="2" table:style-name="ce78">
            <text:p>% Personas con al menos 1 dosis</text:p>
          </table:table-cell>
          <table:table-cell office:value-type="string" table:number-columns-spanned="1" table:number-rows-spanned="2" table:style-name="ce78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73">
            <text:p>Andalucía</text:p>
          </table:table-cell>
          <table:table-cell office:value-type="float" office:value="638443" table:style-name="ce79">
            <text:p>638.443</text:p>
          </table:table-cell>
          <table:table-cell office:value-type="float" office:value="175969" table:style-name="ce79">
            <text:p>175.969</text:p>
          </table:table-cell>
          <table:table-cell office:value-type="percentage" office:value="0.27600000000000002" table:style-name="ce80">
            <text:p>27,60%</text:p>
          </table:table-cell>
          <table:table-cell office:value-type="date" office:date-value="2021-12-26T00:00:00" table:style-name="ce81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Aragón</text:p>
          </table:table-cell>
          <table:table-cell office:value-type="float" office:value="90144" table:style-name="ce82">
            <text:p>90.144</text:p>
          </table:table-cell>
          <table:table-cell office:value-type="float" office:value="22042" table:style-name="ce82">
            <text:p>22.042</text:p>
          </table:table-cell>
          <table:table-cell office:value-type="percentage" office:value="0.245" table:style-name="ce83">
            <text:p>24,5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Asturias<text:s/></text:p>
          </table:table-cell>
          <table:table-cell office:value-type="float" office:value="54615" table:style-name="ce82">
            <text:p>54.615</text:p>
          </table:table-cell>
          <table:table-cell office:value-type="float" office:value="18449" table:style-name="ce82">
            <text:p>18.449</text:p>
          </table:table-cell>
          <table:table-cell office:value-type="percentage" office:value="0.33800000000000002" table:style-name="ce83">
            <text:p>33,8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Baleares</text:p>
          </table:table-cell>
          <table:table-cell office:value-type="float" office:value="84217" table:style-name="ce82">
            <text:p>84.217</text:p>
          </table:table-cell>
          <table:table-cell office:value-type="float" office:value="8743" table:style-name="ce82">
            <text:p>8.743</text:p>
          </table:table-cell>
          <table:table-cell office:value-type="percentage" office:value="0.104" table:style-name="ce83">
            <text:p>10,40%</text:p>
          </table:table-cell>
          <table:table-cell office:value-type="date" office:date-value="2021-12-25T00:00:00" table:style-name="ce84">
            <text:p>25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Canarias</text:p>
          </table:table-cell>
          <table:table-cell office:value-type="float" office:value="136910" table:style-name="ce82">
            <text:p>136.910</text:p>
          </table:table-cell>
          <table:table-cell office:value-type="float" office:value="28460" table:style-name="ce82">
            <text:p>28.460</text:p>
          </table:table-cell>
          <table:table-cell office:value-type="percentage" office:value="0.20799999999999999" table:style-name="ce83">
            <text:p>20,8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Cantabria</text:p>
          </table:table-cell>
          <table:table-cell office:value-type="float" office:value="38052" table:style-name="ce82">
            <text:p>38.052</text:p>
          </table:table-cell>
          <table:table-cell office:value-type="float" office:value="12638" table:style-name="ce82">
            <text:p>12.638</text:p>
          </table:table-cell>
          <table:table-cell office:value-type="percentage" office:value="0.33200000000000002" table:style-name="ce83">
            <text:p>33,2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Castilla y León</text:p>
          </table:table-cell>
          <table:table-cell office:value-type="float" office:value="138981" table:style-name="ce82">
            <text:p>138.981</text:p>
          </table:table-cell>
          <table:table-cell office:value-type="float" office:value="40164" table:style-name="ce82">
            <text:p>40.164</text:p>
          </table:table-cell>
          <table:table-cell office:value-type="percentage" office:value="0.28899999999999998" table:style-name="ce83">
            <text:p>28,9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14">
          <table:table-cell office:value-type="string" table:style-name="ce74">
            <text:p>Castilla - La Mancha</text:p>
          </table:table-cell>
          <table:table-cell office:value-type="float" office:value="149968" table:style-name="ce82">
            <text:p>149.968</text:p>
          </table:table-cell>
          <table:table-cell office:value-type="float" office:value="42632" table:style-name="ce82">
            <text:p>42.632</text:p>
          </table:table-cell>
          <table:table-cell office:value-type="percentage" office:value="0.28399999999999997" table:style-name="ce83">
            <text:p>28,4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Cataluña</text:p>
          </table:table-cell>
          <table:table-cell office:value-type="float" office:value="571450" table:style-name="ce82">
            <text:p>571.450</text:p>
          </table:table-cell>
          <table:table-cell office:value-type="float" office:value="83828" table:style-name="ce82">
            <text:p>83.828</text:p>
          </table:table-cell>
          <table:table-cell office:value-type="percentage" office:value="0.14699999999999999" table:style-name="ce83">
            <text:p>14,7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C. Valenciana</text:p>
          </table:table-cell>
          <table:table-cell office:value-type="float" office:value="361203" table:style-name="ce82">
            <text:p>361.203</text:p>
          </table:table-cell>
          <table:table-cell office:value-type="float" office:value="104635" table:style-name="ce82">
            <text:p>104.635</text:p>
          </table:table-cell>
          <table:table-cell office:value-type="percentage" office:value="0.28999999999999998" table:style-name="ce83">
            <text:p>29,0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Extremadura</text:p>
          </table:table-cell>
          <table:table-cell office:value-type="float" office:value="69578" table:style-name="ce82">
            <text:p>69.578</text:p>
          </table:table-cell>
          <table:table-cell office:value-type="float" office:value="24628" table:style-name="ce82">
            <text:p>24.628</text:p>
          </table:table-cell>
          <table:table-cell office:value-type="percentage" office:value="0.35399999999999998" table:style-name="ce83">
            <text:p>35,4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Galicia*</text:p>
          </table:table-cell>
          <table:table-cell office:value-type="float" office:value="155893" table:style-name="ce82">
            <text:p>155.893</text:p>
          </table:table-cell>
          <table:table-cell office:value-type="float" office:value="55473" table:style-name="ce82">
            <text:p>55.473</text:p>
          </table:table-cell>
          <table:table-cell office:value-type="percentage" office:value="0.35599999999999998" table:style-name="ce83">
            <text:p>35,60%</text:p>
          </table:table-cell>
          <table:table-cell office:value-type="date" office:date-value="2021-12-24T00:00:00" table:style-name="ce84">
            <text:p>24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La Rioja</text:p>
          </table:table-cell>
          <table:table-cell office:value-type="float" office:value="22641" table:style-name="ce82">
            <text:p>22.641</text:p>
          </table:table-cell>
          <table:table-cell office:value-type="float" office:value="3546" table:style-name="ce82">
            <text:p>3.546</text:p>
          </table:table-cell>
          <table:table-cell office:value-type="percentage" office:value="0.157" table:style-name="ce83">
            <text:p>15,70%</text:p>
          </table:table-cell>
          <table:table-cell office:value-type="date" office:date-value="2021-12-24T00:00:00" table:style-name="ce84">
            <text:p>24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Madrid</text:p>
          </table:table-cell>
          <table:table-cell office:value-type="float" office:value="495144" table:style-name="ce82">
            <text:p>495.144</text:p>
          </table:table-cell>
          <table:table-cell office:value-type="float" office:value="83171" table:style-name="ce82">
            <text:p>83.171</text:p>
          </table:table-cell>
          <table:table-cell office:value-type="percentage" office:value="0.16800000000000001" table:style-name="ce83">
            <text:p>16,8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Murcia<text:s text:c="2"/></text:p>
          </table:table-cell>
          <table:table-cell office:value-type="float" office:value="124444" table:style-name="ce82">
            <text:p>124.444</text:p>
          </table:table-cell>
          <table:table-cell office:value-type="float" office:value="24954" table:style-name="ce82">
            <text:p>24.954</text:p>
          </table:table-cell>
          <table:table-cell office:value-type="percentage" office:value="0.20100000000000001" table:style-name="ce83">
            <text:p>20,1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Navarra<text:s/></text:p>
          </table:table-cell>
          <table:table-cell office:value-type="float" office:value="50103" table:style-name="ce82">
            <text:p>50.103</text:p>
          </table:table-cell>
          <table:table-cell office:value-type="float" office:value="11650" table:style-name="ce82">
            <text:p>11.650</text:p>
          </table:table-cell>
          <table:table-cell office:value-type="percentage" office:value="0.23300000000000001" table:style-name="ce83">
            <text:p>23,3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País Vasco</text:p>
          </table:table-cell>
          <table:table-cell office:value-type="float" office:value="149328" table:style-name="ce82">
            <text:p>149.328</text:p>
          </table:table-cell>
          <table:table-cell office:value-type="float" office:value="34444" table:style-name="ce82">
            <text:p>34.444</text:p>
          </table:table-cell>
          <table:table-cell office:value-type="percentage" office:value="0.23100000000000001" table:style-name="ce83">
            <text:p>23,1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Ceuta</text:p>
          </table:table-cell>
          <table:table-cell office:value-type="float" office:value="8455" table:style-name="ce82">
            <text:p>8.455</text:p>
          </table:table-cell>
          <table:table-cell office:value-type="float" office:value="1694" table:style-name="ce82">
            <text:p>1.694</text:p>
          </table:table-cell>
          <table:table-cell office:value-type="percentage" office:value="0.2" table:style-name="ce83">
            <text:p>20,00%</text:p>
          </table:table-cell>
          <table:table-cell office:value-type="date" office:date-value="2021-12-26T00:00:00" table:style-name="ce84">
            <text:p>26/12/2021</text:p>
          </table:table-cell>
          <table:table-cell table:number-columns-repeated="16379"/>
        </table:table-row>
        <table:table-row table:style-name="ro5">
          <table:table-cell office:value-type="string" table:style-name="ce74">
            <text:p>Melilla</text:p>
          </table:table-cell>
          <table:table-cell office:value-type="float" office:value="9707" table:style-name="ce82">
            <text:p>9.707</text:p>
          </table:table-cell>
          <table:table-cell office:value-type="float" office:value="2223" table:style-name="ce82">
            <text:p>2.223</text:p>
          </table:table-cell>
          <table:table-cell office:value-type="percentage" office:value="0.22900000000000001" table:style-name="ce83">
            <text:p>22,90%</text:p>
          </table:table-cell>
          <table:table-cell office:value-type="date" office:date-value="2021-12-23T00:00:00" table:style-name="ce84">
            <text:p>23/12/2021</text:p>
          </table:table-cell>
          <table:table-cell table:number-columns-repeated="16379"/>
        </table:table-row>
        <table:table-row table:style-name="ro14">
          <table:table-cell office:value-type="string" table:style-name="ce74">
            <text:p>Fuerzas Armadas*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1-12-23T00:00:00" table:style-name="ce84">
            <text:p>23/12/2021</text:p>
          </table:table-cell>
          <table:table-cell table:number-columns-repeated="16379"/>
        </table:table-row>
        <table:table-row table:style-name="ro5">
          <table:table-cell office:value-type="string" table:style-name="ce75">
            <text:p>Sanidad Exterior</text:p>
          </table:table-cell>
          <table:table-cell office:value-type="string" table:style-name="ce86">
            <text:p>-</text:p>
          </table:table-cell>
          <table:table-cell office:value-type="float" office:value="0" table:style-name="ce86">
            <text:p>0</text:p>
          </table:table-cell>
          <table:table-cell office:value-type="string" table:style-name="ce86">
            <text:p>-</text:p>
          </table:table-cell>
          <table:table-cell office:value-type="date" office:date-value="2021-12-23T00:00:00" table:style-name="ce87">
            <text:p>23/12/2021</text:p>
          </table:table-cell>
          <table:table-cell table:number-columns-repeated="16379"/>
        </table:table-row>
        <table:table-row table:style-name="ro5">
          <table:table-cell office:value-type="string" table:style-name="ce76">
            <text:p>Totales</text:p>
          </table:table-cell>
          <table:table-cell office:value-type="float" office:value="3349276" table:style-name="ce88">
            <text:p>3.349.276</text:p>
          </table:table-cell>
          <table:table-cell office:value-type="float" office:value="779343" table:style-name="ce88">
            <text:p>779.343</text:p>
          </table:table-cell>
          <table:table-cell office:value-type="percentage" office:value="0.23300000000000001" table:style-name="ce89">
            <text:p>23,30%</text:p>
          </table:table-cell>
          <table:table-cell table:style-name="ce90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7T15:41:03Z</dc:date>
  </office:meta>
</office:document-meta>
</file>